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28000000289D28E23F.gif"/>
  <manifest:file-entry manifest:media-type="image/png" manifest:full-path="Pictures/100002010000002800000028EEFF8F36.png"/>
  <manifest:file-entry manifest:media-type="image/gif" manifest:full-path="Pictures/1000000000000028000000287DB3524A.gif"/>
  <manifest:file-entry manifest:media-type="image/gif" manifest:full-path="Pictures/100000000000002800000028371BC06B.gif"/>
  <manifest:file-entry manifest:media-type="image/gif" manifest:full-path="Pictures/10000000000000280000002868BF8EE0.gif"/>
  <manifest:file-entry manifest:media-type="image/gif" manifest:full-path="Pictures/1000000000000028000000289B7A02D3.gif"/>
  <manifest:file-entry manifest:media-type="image/gif" manifest:full-path="Pictures/10000000000000280000002865997D4A.gif"/>
  <manifest:file-entry manifest:media-type="image/gif" manifest:full-path="Pictures/100000000000002800000028546E9974.gif"/>
  <manifest:file-entry manifest:media-type="image/png" manifest:full-path="Pictures/100002010000002800000028A2991494.png"/>
  <manifest:file-entry manifest:media-type="image/gif" manifest:full-path="Pictures/100000000000002800000028D9603474.gif"/>
  <manifest:file-entry manifest:media-type="image/gif" manifest:full-path="Pictures/100000000000002800000028C9ECFEF9.gif"/>
  <manifest:file-entry manifest:media-type="image/gif" manifest:full-path="Pictures/100000000000002800000028F107B09A.gif"/>
  <manifest:file-entry manifest:media-type="image/gif" manifest:full-path="Pictures/100000000000002800000028853821F9.gif"/>
  <manifest:file-entry manifest:media-type="image/gif" manifest:full-path="Pictures/1000000000000028000000282C83D2C2.gif"/>
  <manifest:file-entry manifest:media-type="image/gif" manifest:full-path="Pictures/100000000000002800000028396140B2.gif"/>
  <manifest:file-entry manifest:media-type="image/gif" manifest:full-path="Pictures/1000000000000028000000284F9EF221.gif"/>
  <manifest:file-entry manifest:media-type="image/gif" manifest:full-path="Pictures/100000000000002800000028D7349166.gif"/>
  <manifest:file-entry manifest:media-type="image/gif" manifest:full-path="Pictures/100000000000002800000028BDEA7662.gif"/>
  <manifest:file-entry manifest:media-type="image/png" manifest:full-path="Pictures/1000020100000028000000280D432738.png"/>
  <manifest:file-entry manifest:media-type="image/gif" manifest:full-path="Pictures/100000000000002800000028496BF0A2.gif"/>
  <manifest:file-entry manifest:media-type="image/gif" manifest:full-path="Pictures/1000000000000028000000287BD4AB42.gif"/>
  <manifest:file-entry manifest:media-type="image/png" manifest:full-path="Pictures/100002010000002800000028E34A31B1.png"/>
  <manifest:file-entry manifest:media-type="image/gif" manifest:full-path="Pictures/100000000000002800000028FA5C63F0.gif"/>
  <manifest:file-entry manifest:media-type="image/gif" manifest:full-path="Pictures/100000000000002800000028FF795DC7.gif"/>
  <manifest:file-entry manifest:media-type="image/png" manifest:full-path="Pictures/100002010000002800000028434DA020.png"/>
  <manifest:file-entry manifest:media-type="image/gif" manifest:full-path="Pictures/100000000000002800000028FF304464.gif"/>
  <manifest:file-entry manifest:media-type="image/gif" manifest:full-path="Pictures/1000000000000028000000280723E057.gif"/>
  <manifest:file-entry manifest:media-type="image/gif" manifest:full-path="Pictures/1000000000000028000000288D7C0840.gif"/>
  <manifest:file-entry manifest:media-type="image/gif" manifest:full-path="Pictures/100000000000002800000028CADA20C0.gif"/>
  <manifest:file-entry manifest:media-type="image/png" manifest:full-path="Pictures/1000020100000028000000287DC22BCE.png"/>
  <manifest:file-entry manifest:media-type="image/gif" manifest:full-path="Pictures/10000000000000280000002807298DFC.gif"/>
  <manifest:file-entry manifest:media-type="image/gif" manifest:full-path="Pictures/100000000000002800000028700AC6DC.gif"/>
  <manifest:file-entry manifest:media-type="image/gif" manifest:full-path="Pictures/1000000000000028000000284EE9389B.gif"/>
  <manifest:file-entry manifest:media-type="image/gif" manifest:full-path="Pictures/1000000000000028000000288588E171.gif"/>
  <manifest:file-entry manifest:media-type="image/gif" manifest:full-path="Pictures/1000000000000028000000288124BF35.gif"/>
  <manifest:file-entry manifest:media-type="image/gif" manifest:full-path="Pictures/1000000000000028000000281D3C568A.gif"/>
  <manifest:file-entry manifest:media-type="image/gif" manifest:full-path="Pictures/10000000000000280000002888EF5430.gif"/>
  <manifest:file-entry manifest:media-type="image/gif" manifest:full-path="Pictures/10000000000000280000002831C0892C.gif"/>
  <manifest:file-entry manifest:media-type="image/gif" manifest:full-path="Pictures/10000000000000280000002847207669.gif"/>
  <manifest:file-entry manifest:media-type="image/gif" manifest:full-path="Pictures/100000000000002800000028E0A79654.gif"/>
  <manifest:file-entry manifest:media-type="image/png" manifest:full-path="Pictures/1000020100000028000000289688F4E1.png"/>
  <manifest:file-entry manifest:media-type="image/gif" manifest:full-path="Pictures/100000000000002800000028DD166E75.gif"/>
  <manifest:file-entry manifest:media-type="image/gif" manifest:full-path="Pictures/100000000000002800000028B18FF1E5.gif"/>
  <manifest:file-entry manifest:media-type="image/gif" manifest:full-path="Pictures/1000000000000028000000283095DD1A.gif"/>
  <manifest:file-entry manifest:media-type="image/gif" manifest:full-path="Pictures/100000000000002800000028DDE3573D.gif"/>
  <manifest:file-entry manifest:media-type="image/gif" manifest:full-path="Pictures/1000000000000028000000286422CA8A.gif"/>
  <manifest:file-entry manifest:media-type="image/gif" manifest:full-path="Pictures/100000000000002800000028EDF16265.gif"/>
  <manifest:file-entry manifest:media-type="image/gif" manifest:full-path="Pictures/100000000000002800000028244F2DCB.gif"/>
  <manifest:file-entry manifest:media-type="image/gif" manifest:full-path="Pictures/100000000000002800000028520E182A.gif"/>
  <manifest:file-entry manifest:media-type="image/gif" manifest:full-path="Pictures/1000000000000028000000281D7EFD2D.gif"/>
  <manifest:file-entry manifest:media-type="image/gif" manifest:full-path="Pictures/100000000000002800000028F3A39A77.gif"/>
  <manifest:file-entry manifest:media-type="image/png" manifest:full-path="Pictures/1000020100000028000000283C293A42.png"/>
  <manifest:file-entry manifest:media-type="image/png" manifest:full-path="Pictures/100002010000002800000028FDA597BA.png"/>
  <manifest:file-entry manifest:media-type="image/gif" manifest:full-path="Pictures/100000000000002800000028E4DDB003.gif"/>
  <manifest:file-entry manifest:media-type="image/png" manifest:full-path="Pictures/100002010000002800000028BB552DC5.png"/>
  <manifest:file-entry manifest:media-type="image/png" manifest:full-path="Pictures/1000020100000028000000284640F311.png"/>
  <manifest:file-entry manifest:media-type="image/gif" manifest:full-path="Pictures/1000000000000028000000280EA2158F.gif"/>
  <manifest:file-entry manifest:media-type="image/gif" manifest:full-path="Pictures/1000000000000028000000282E641C78.gif"/>
  <manifest:file-entry manifest:media-type="image/gif" manifest:full-path="Pictures/100000000000002800000028688A85DD.gif"/>
  <manifest:file-entry manifest:media-type="image/png" manifest:full-path="Pictures/1000020100000028000000286655349D.png"/>
  <manifest:file-entry manifest:media-type="image/gif" manifest:full-path="Pictures/100000000000002800000028D12AEF19.gif"/>
  <manifest:file-entry manifest:media-type="image/gif" manifest:full-path="Pictures/1000000000000028000000283B1671C6.gif"/>
  <manifest:file-entry manifest:media-type="image/png" manifest:full-path="Pictures/100002010000002800000028CE825E34.png"/>
  <manifest:file-entry manifest:media-type="image/gif" manifest:full-path="Pictures/100000000000002800000028A927FE6E.gif"/>
  <manifest:file-entry manifest:media-type="image/gif" manifest:full-path="Pictures/100000000000002800000028BA71861D.gif"/>
  <manifest:file-entry manifest:media-type="image/gif" manifest:full-path="Pictures/1000000000000028000000286AE4E020.gif"/>
  <manifest:file-entry manifest:media-type="image/gif" manifest:full-path="Pictures/1000000000000028000000281E125B8C.gif"/>
  <manifest:file-entry manifest:media-type="image/gif" manifest:full-path="Pictures/1000000000000028000000286105FE1C.gif"/>
  <manifest:file-entry manifest:media-type="image/gif" manifest:full-path="Pictures/100000000000002800000028981C3B0B.gif"/>
  <manifest:file-entry manifest:media-type="image/gif" manifest:full-path="Pictures/100000000000002800000028672FF885.gif"/>
  <manifest:file-entry manifest:media-type="image/gif" manifest:full-path="Pictures/100000000000002800000028E76D1BEF.gif"/>
  <manifest:file-entry manifest:media-type="image/gif" manifest:full-path="Pictures/100000000000002800000028DF926913.gif"/>
  <manifest:file-entry manifest:media-type="image/gif" manifest:full-path="Pictures/10000000000000280000002855077A12.gif"/>
  <manifest:file-entry manifest:media-type="image/gif" manifest:full-path="Pictures/100000000000002800000028D0652570.gif"/>
  <manifest:file-entry manifest:media-type="image/gif" manifest:full-path="Pictures/100000000000002800000028947A4F4F.gif"/>
  <manifest:file-entry manifest:media-type="image/png" manifest:full-path="Pictures/10000201000000280000002810047708.png"/>
  <manifest:file-entry manifest:media-type="image/gif" manifest:full-path="Pictures/100000000000002800000028F65B5535.gif"/>
  <manifest:file-entry manifest:media-type="image/gif" manifest:full-path="Pictures/1000000000000028000000288DE67E60.gif"/>
  <manifest:file-entry manifest:media-type="image/png" manifest:full-path="Pictures/100002010000002800000028691E3F2C.png"/>
  <manifest:file-entry manifest:media-type="image/png" manifest:full-path="Pictures/1000020100000028000000288D2C2B19.png"/>
  <manifest:file-entry manifest:media-type="image/png" manifest:full-path="Pictures/1000020100000028000000283B0CD69A.png"/>
  <manifest:file-entry manifest:media-type="image/gif" manifest:full-path="Pictures/100000000000002800000028C5E2B58D.gif"/>
  <manifest:file-entry manifest:media-type="image/gif" manifest:full-path="Pictures/100000000000002800000028718AAA61.gif"/>
  <manifest:file-entry manifest:media-type="image/png" manifest:full-path="Pictures/1000020100000028000000283F4586C2.png"/>
  <manifest:file-entry manifest:media-type="image/png" manifest:full-path="Pictures/1000020100000028000000285C03F273.png"/>
  <manifest:file-entry manifest:media-type="image/gif" manifest:full-path="Pictures/100000000000002800000028077CA926.gif"/>
  <manifest:file-entry manifest:media-type="image/gif" manifest:full-path="Pictures/100000000000002800000028B2D757BC.gif"/>
  <manifest:file-entry manifest:media-type="image/png" manifest:full-path="Pictures/100002010000002800000028724FF988.png"/>
  <manifest:file-entry manifest:media-type="image/png" manifest:full-path="Pictures/100002010000002800000028197A16B7.png"/>
  <manifest:file-entry manifest:media-type="image/gif" manifest:full-path="Pictures/100000000000002800000028889FFF86.gif"/>
  <manifest:file-entry manifest:media-type="image/gif" manifest:full-path="Pictures/1000000000000028000000283970311E.gif"/>
  <manifest:file-entry manifest:media-type="image/gif" manifest:full-path="Pictures/100000000000002800000028D5008E25.gif"/>
  <manifest:file-entry manifest:media-type="image/gif" manifest:full-path="Pictures/1000000000000028000000288B1FCA26.gif"/>
  <manifest:file-entry manifest:media-type="image/png" manifest:full-path="Pictures/1000020100000028000000289A7F0CDB.png"/>
  <manifest:file-entry manifest:media-type="image/png" manifest:full-path="Pictures/100002010000002800000028DDC75AE7.png"/>
  <manifest:file-entry manifest:media-type="image/gif" manifest:full-path="Pictures/10000000000000280000002874E02234.gif"/>
  <manifest:file-entry manifest:media-type="image/gif" manifest:full-path="Pictures/10000000000000280000002897A7E77D.gif"/>
  <manifest:file-entry manifest:media-type="image/gif" manifest:full-path="Pictures/1000000000000028000000283BF3CFF3.gif"/>
  <manifest:file-entry manifest:media-type="image/gif" manifest:full-path="Pictures/100000000000002800000028CFE493F1.gif"/>
  <manifest:file-entry manifest:media-type="image/gif" manifest:full-path="Pictures/10000000000000280000002804F944DB.gif"/>
  <manifest:file-entry manifest:media-type="image/gif" manifest:full-path="Pictures/100000000000002800000028D3E1391C.gif"/>
  <manifest:file-entry manifest:media-type="image/gif" manifest:full-path="Pictures/100000000000002800000028B609579C.gif"/>
  <manifest:file-entry manifest:media-type="image/png" manifest:full-path="Pictures/10000201000000280000002895970010.png"/>
  <manifest:file-entry manifest:media-type="image/gif" manifest:full-path="Pictures/1000000000000028000000287B662839.gif"/>
  <manifest:file-entry manifest:media-type="image/gif" manifest:full-path="Pictures/1000000000000028000000282E151450.gif"/>
  <manifest:file-entry manifest:media-type="image/png" manifest:full-path="Pictures/100002010000002800000028E8DB23E0.png"/>
  <manifest:file-entry manifest:media-type="image/gif" manifest:full-path="Pictures/100000000000002800000028F97DA472.gif"/>
  <manifest:file-entry manifest:media-type="image/gif" manifest:full-path="Pictures/1000000000000028000000289D1601C1.gif"/>
  <manifest:file-entry manifest:media-type="image/gif" manifest:full-path="Pictures/1000000000000028000000283CD05577.gif"/>
  <manifest:file-entry manifest:media-type="image/gif" manifest:full-path="Pictures/1000000000000028000000287BD4FDA2.gif"/>
  <manifest:file-entry manifest:media-type="image/gif" manifest:full-path="Pictures/1000000000000028000000285590124A.gif"/>
  <manifest:file-entry manifest:media-type="image/gif" manifest:full-path="Pictures/100000000000002800000028EE412E3F.gif"/>
  <manifest:file-entry manifest:media-type="image/gif" manifest:full-path="Pictures/10000000000000280000002810DAE2B0.gif"/>
  <manifest:file-entry manifest:media-type="image/gif" manifest:full-path="Pictures/100000000000002800000028D86B0CAC.gif"/>
  <manifest:file-entry manifest:media-type="image/gif" manifest:full-path="Pictures/1000000000000028000000286BE64A3E.gif"/>
  <manifest:file-entry manifest:media-type="image/gif" manifest:full-path="Pictures/10000000000000280000002805B622A2.gif"/>
  <manifest:file-entry manifest:media-type="image/png" manifest:full-path="Pictures/100002010000002800000028A8CA3073.png"/>
  <manifest:file-entry manifest:media-type="image/gif" manifest:full-path="Pictures/100000000000002800000028265495FD.gif"/>
  <manifest:file-entry manifest:media-type="image/gif" manifest:full-path="Pictures/100000000000002800000028AEEBA807.gif"/>
  <manifest:file-entry manifest:media-type="image/gif" manifest:full-path="Pictures/100000000000002800000028FE29CBB0.gif"/>
  <manifest:file-entry manifest:media-type="image/gif" manifest:full-path="Pictures/100000000000002800000028090C0D45.gif"/>
  <manifest:file-entry manifest:media-type="image/gif" manifest:full-path="Pictures/10000000000000280000002822CC1185.gif"/>
  <manifest:file-entry manifest:media-type="image/png" manifest:full-path="Pictures/100002010000002800000028C3F64B12.png"/>
  <manifest:file-entry manifest:media-type="image/gif" manifest:full-path="Pictures/100000000000002800000028B24AD669.gif"/>
  <manifest:file-entry manifest:media-type="image/gif" manifest:full-path="Pictures/1000000000000028000000282DD635D2.gif"/>
  <manifest:file-entry manifest:media-type="image/gif" manifest:full-path="Pictures/100000000000002800000028DB1FC6D0.gif"/>
  <manifest:file-entry manifest:media-type="image/png" manifest:full-path="Pictures/100002010000002800000028B8BF5449.png"/>
  <manifest:file-entry manifest:media-type="image/gif" manifest:full-path="Pictures/10000000000000280000002869296816.gif"/>
  <manifest:file-entry manifest:media-type="image/png" manifest:full-path="Pictures/10000201000000280000002889F6AF05.png"/>
  <manifest:file-entry manifest:media-type="image/gif" manifest:full-path="Pictures/100000000000002800000028AB394046.gif"/>
  <manifest:file-entry manifest:media-type="image/png" manifest:full-path="Pictures/1000020100000028000000283226BCDE.png"/>
  <manifest:file-entry manifest:media-type="image/gif" manifest:full-path="Pictures/1000000000000028000000286E1E6AB0.gif"/>
  <manifest:file-entry manifest:media-type="image/png" manifest:full-path="Pictures/1000020100000028000000287E73281C.png"/>
  <manifest:file-entry manifest:media-type="image/gif" manifest:full-path="Pictures/1000000000000028000000286083C6B7.gif"/>
  <manifest:file-entry manifest:media-type="image/gif" manifest:full-path="Pictures/100000000000002800000028CFC4810F.gif"/>
  <manifest:file-entry manifest:media-type="image/png" manifest:full-path="Pictures/100002010000002800000028B8C1F52B.png"/>
  <manifest:file-entry manifest:media-type="image/png" manifest:full-path="Pictures/10000201000000280000002866BFEE12.png"/>
  <manifest:file-entry manifest:media-type="image/gif" manifest:full-path="Pictures/100000000000002800000028B348FDD1.gif"/>
  <manifest:file-entry manifest:media-type="image/gif" manifest:full-path="Pictures/100000000000002800000028217D5D51.gif"/>
  <manifest:file-entry manifest:media-type="image/gif" manifest:full-path="Pictures/10000000000000280000002843E0CE90.gif"/>
  <manifest:file-entry manifest:media-type="image/gif" manifest:full-path="Pictures/1000000000000028000000289543EFDE.gif"/>
  <manifest:file-entry manifest:media-type="image/gif" manifest:full-path="Pictures/100000000000002800000028F4018C0C.gif"/>
  <manifest:file-entry manifest:media-type="image/gif" manifest:full-path="Pictures/10000000000000280000002826612108.gif"/>
  <manifest:file-entry manifest:media-type="image/png" manifest:full-path="Pictures/1000020100000028000000282FCDE46F.png"/>
  <manifest:file-entry manifest:media-type="image/png" manifest:full-path="Pictures/10000201000000280000002803E1CDD9.png"/>
  <manifest:file-entry manifest:media-type="image/png" manifest:full-path="Pictures/1000000000000028000000289DAE602E.png"/>
  <manifest:file-entry manifest:media-type="image/gif" manifest:full-path="Pictures/1000000000000028000000284B8F81AB.gif"/>
  <manifest:file-entry manifest:media-type="image/gif" manifest:full-path="Pictures/1000000000000028000000289E1AC4D5.gif"/>
  <manifest:file-entry manifest:media-type="image/gif" manifest:full-path="Pictures/100000000000002800000028A3870EDD.gif"/>
  <manifest:file-entry manifest:media-type="image/gif" manifest:full-path="Pictures/10000000000000280000002807E34EF2.gif"/>
  <manifest:file-entry manifest:media-type="image/png" manifest:full-path="Pictures/1000020100000028000000282133B992.png"/>
  <manifest:file-entry manifest:media-type="image/png" manifest:full-path="Pictures/100002010000002800000028ED32FFA1.png"/>
  <manifest:file-entry manifest:media-type="image/png" manifest:full-path="Pictures/1000020100000028000000286CA5F757.png"/>
  <manifest:file-entry manifest:media-type="image/png" manifest:full-path="Pictures/100002010000002800000028BCAED75E.png"/>
  <manifest:file-entry manifest:media-type="image/gif" manifest:full-path="Pictures/10000000000000280000002806960545.gif"/>
  <manifest:file-entry manifest:media-type="image/gif" manifest:full-path="Pictures/100000000000002800000028BF3FC1E1.gif"/>
  <manifest:file-entry manifest:media-type="image/png" manifest:full-path="Pictures/10000201000000280000002894C8FDBE.png"/>
  <manifest:file-entry manifest:media-type="image/gif" manifest:full-path="Pictures/1000000000000028000000285F510758.gif"/>
  <manifest:file-entry manifest:media-type="image/gif" manifest:full-path="Pictures/100000000000002800000028456E7288.gif"/>
  <manifest:file-entry manifest:media-type="image/png" manifest:full-path="Pictures/100002010000002800000028A9C7E949.png"/>
  <manifest:file-entry manifest:media-type="image/gif" manifest:full-path="Pictures/100000000000002800000028E78560DB.gif"/>
  <manifest:file-entry manifest:media-type="image/gif" manifest:full-path="Pictures/100000000000002800000028322D32B8.gif"/>
  <manifest:file-entry manifest:media-type="image/gif" manifest:full-path="Pictures/10000000000000280000002898822E7A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3cm"/>
    </style:style>
    <style:style style:name="co2" style:family="table-column">
      <style:table-column-properties fo:break-before="auto" style:column-width="4.043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229cm"/>
    </style:style>
    <style:style style:name="co8" style:family="table-column">
      <style:table-column-properties fo:break-before="auto" style:column-width="2.438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721cm" fo:break-before="auto" style:use-optimal-row-height="false"/>
    </style:style>
    <style:style style:name="ro3" style:family="table-row">
      <style:table-row-properties style:row-height="0.432cm" fo:break-before="auto" style:use-optimal-row-height="false"/>
    </style:style>
    <style:style style:name="ro4" style:family="table-row">
      <style:table-row-properties style:row-height="1.02cm" fo:break-before="auto" style:use-optimal-row-height="false"/>
    </style:style>
    <style:style style:name="ro5" style:family="table-row">
      <style:table-row-properties style:row-height="0.432cm" fo:break-before="auto" style:use-optimal-row-height="true"/>
    </style:style>
    <style:style style:name="ta1" style:family="table" style:master-page-name="PageStyle_5f_stu_5f_colonies_5f_fieldtypes_28_4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99" style:cell-protect="none" style:print-content="tru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cc99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1c1c1c" style:cell-protect="none" style:print-content="true" style:shrink-to-fit="true"/>
      <style:text-properties fo:color="#ffffff"/>
    </style:style>
    <style:style style:name="ce5" style:family="table-cell" style:parent-style-name="Default">
      <style:table-cell-properties fo:background-color="#1c1c1c" style:shrink-to-fit="true"/>
    </style:style>
    <style:style style:name="ce6" style:family="table-cell" style:parent-style-name="Excel_20_Built-in_20_Normal">
      <style:table-cell-properties fo:background-color="#1c1c1c" style:shrink-to-fit="true"/>
    </style:style>
    <style:style style:name="ce7" style:family="table-cell" style:parent-style-name="Excel_20_Built-in_20_Normal">
      <style:table-cell-properties fo:background-color="#1c1c1c" style:shrink-to-fit="true"/>
      <style:text-properties fo:color="#ffffff"/>
    </style:style>
    <style:style style:name="ce8" style:family="table-cell" style:parent-style-name="Excel_20_Built-in_20_Normal">
      <style:table-cell-properties fo:background-color="#cc9900" style:shrink-to-fit="true"/>
    </style:style>
    <style:style style:name="ce9" style:family="table-cell" style:parent-style-name="Excel_20_Built-in_20_Normal">
      <style:table-cell-properties fo:background-color="#111111" style:cell-protect="none" style:print-content="true"/>
      <style:text-properties fo:color="#ffffff"/>
    </style:style>
    <style:style style:name="ce10" style:family="table-cell" style:parent-style-name="Excel_20_Built-in_20_Normal">
      <style:table-cell-properties fo:background-color="#111111"/>
    </style:style>
    <style:style style:name="ce11" style:family="table-cell" style:parent-style-name="Excel_20_Built-in_20_Normal">
      <style:table-cell-properties fo:background-color="#ffff99" style:cell-protect="none" style:print-content="true"/>
    </style:style>
    <style:style style:name="ce12" style:family="table-cell" style:parent-style-name="Excel_20_Built-in_20_Normal">
      <style:table-cell-properties fo:background-color="#cc9900"/>
    </style:style>
    <style:style style:name="ce13" style:family="table-cell" style:parent-style-name="Default">
      <style:table-cell-properties fo:background-color="#ffff99" style:cell-protect="none" style:print-content="true"/>
    </style:style>
    <style:style style:name="ce14" style:family="table-cell" style:parent-style-name="Default">
      <style:table-cell-properties fo:background-color="#cc9900"/>
    </style:style>
    <style:style style:name="ce15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Excel_20_Built-in_20_Normal">
      <style:table-cell-properties fo:background-color="#000000"/>
      <style:text-properties fo:color="#ffffff" fo:font-size="7pt" style:font-size-asian="7pt" style:font-size-complex="7pt"/>
    </style:style>
    <style:style style:name="ce17" style:family="table-cell" style:parent-style-name="Excel_20_Built-in_20_Normal">
      <style:table-cell-properties fo:background-color="#000000"/>
      <style:text-properties fo:color="#ffffff"/>
    </style:style>
    <style:style style:name="ce18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elds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ce6"/>
        <table:table-column table:style-name="co4" table:default-cell-style-name="ce10"/>
        <table:table-column table:style-name="co4" table:number-columns-repeated="17" table:default-cell-style-name="Excel_20_Built-in_20_Normal"/>
        <table:table-column table:style-name="co5" table:number-columns-repeated="997" table:default-cell-style-name="Excel_20_Built-in_20_Normal"/>
        <table:table-column table:style-name="co5" table:number-columns-repeated="6" table:default-cell-style-name="Default"/>
        <table:table-row table:style-name="ro1">
          <table:table-cell table:style-name="ce1" office:value-type="string">
            <text:p>field_id</text:p>
          </table:table-cell>
          <table:table-cell table:style-name="ce1" office:value-type="string">
            <text:p>description</text:p>
          </table:table-cell>
          <table:table-cell table:style-name="ce4" office:value-type="string">
            <text:p>Bild aktuell PNG</text:p>
          </table:table-cell>
          <table:table-cell table:style-name="ce9" office:value-type="string">
            <text:p>TBONE</text:p>
          </table:table-cell>
          <table:table-cell table:style-name="ce11" table:number-columns-repeated="1014"/>
          <table:table-cell table:style-name="ce13" table:number-columns-repeated="4"/>
          <table:table-cell table:number-columns-repeated="2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2" office:value-type="string">
            <text:p>Wiese</text:p>
          </table:table-cell>
          <table:table-cell table:style-name="ce5">
            <draw:frame table:end-cell-address="Fields.C2" table:end-x="1.985cm" table:end-y="1.661cm" draw:z-index="0" draw:name="Grafik 1" draw:style-name="gr1" draw:text-style-name="P1" svg:width="1.057cm" svg:height="1.057cm" svg:x="0.928cm" svg:y="0.604cm">
              <draw:image xlink:href="Pictures/1000020100000028000000287DC22BCE.png" xlink:type="simple" xlink:show="embed" xlink:actuate="onLoad">
                <text:p/>
              </draw:image>
            </draw:frame>
          </table:table-cell>
          <table:table-cell>
            <draw:frame table:end-cell-address="Fields.D2" table:end-x="1.429cm" table:end-y="1.326cm" draw:z-index="43" draw:name="Grafik 44" draw:style-name="gr1" draw:text-style-name="P1" svg:width="0.879cm" svg:height="0.861cm" svg:x="0.55cm" svg:y="0.465cm">
              <draw:image xlink:href="Pictures/1000000000000028000000280723E057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2" office:value-type="string">
            <text:p>Wald</text:p>
          </table:table-cell>
          <table:table-cell>
            <draw:frame table:end-cell-address="Fields.C3" table:end-x="2.08cm" table:end-y="1.518cm" draw:z-index="1" draw:name="Grafik 2" draw:style-name="gr1" draw:text-style-name="P1" svg:width="1.057cm" svg:height="1.057cm" svg:x="1.023cm" svg:y="0.461cm">
              <draw:image xlink:href="Pictures/100002010000002800000028CE825E34.png" xlink:type="simple" xlink:show="embed" xlink:actuate="onLoad">
                <text:p/>
              </draw:image>
            </draw:frame>
          </table:table-cell>
          <table:table-cell>
            <draw:frame table:end-cell-address="Fields.D3" table:end-x="1.341cm" table:end-y="1.315cm" draw:z-index="44" draw:name="Grafik 45" draw:style-name="gr1" draw:text-style-name="P1" svg:width="0.879cm" svg:height="0.861cm" svg:x="0.462cm" svg:y="0.454cm">
              <draw:image xlink:href="Pictures/100000000000002800000028A927FE6E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2" office:value-type="string">
            <text:p>Nadelwald</text:p>
          </table:table-cell>
          <table:table-cell>
            <draw:frame table:end-cell-address="Fields.C4" table:end-x="1.948cm" table:end-y="1.545cm" draw:z-index="2" draw:name="Grafik 3" draw:style-name="gr1" draw:text-style-name="P1" svg:width="1.057cm" svg:height="1.057cm" svg:x="0.891cm" svg:y="0.488cm">
              <draw:image xlink:href="Pictures/100002010000002800000028A9C7E949.png" xlink:type="simple" xlink:show="embed" xlink:actuate="onLoad">
                <text:p/>
              </draw:image>
            </draw:frame>
          </table:table-cell>
          <table:table-cell>
            <draw:frame table:end-cell-address="Fields.D4" table:end-x="1.319cm" table:end-y="1.327cm" draw:z-index="45" draw:name="Grafik 46" draw:style-name="gr1" draw:text-style-name="P1" svg:width="0.879cm" svg:height="0.861cm" svg:x="0.44cm" svg:y="0.466cm">
              <draw:image xlink:href="Pictures/100000000000002800000028E78560DB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2" office:value-type="string">
            <text:p>Sumpf</text:p>
          </table:table-cell>
          <table:table-cell>
            <draw:frame table:end-cell-address="Fields.C5" table:end-x="1.969cm" table:end-y="1.507cm" draw:z-index="3" draw:name="Grafik 4" draw:style-name="gr1" draw:text-style-name="P1" svg:width="1.057cm" svg:height="1.057cm" svg:x="0.912cm" svg:y="0.45cm">
              <draw:image xlink:href="Pictures/10000201000000280000002803E1CDD9.png" xlink:type="simple" xlink:show="embed" xlink:actuate="onLoad">
                <text:p/>
              </draw:image>
            </draw:frame>
          </table:table-cell>
          <table:table-cell>
            <draw:frame table:end-cell-address="Fields.D5" table:end-x="1.363cm" table:end-y="1.403cm" draw:z-index="46" draw:name="Grafik 47" draw:style-name="gr1" draw:text-style-name="P1" svg:width="0.879cm" svg:height="0.861cm" svg:x="0.484cm" svg:y="0.542cm">
              <draw:image xlink:href="Pictures/100000000000002800000028F97DA47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2" office:value-type="string">
            <text:p>Trockengelegter Sumpf</text:p>
          </table:table-cell>
          <table:table-cell>
            <draw:frame table:end-cell-address="Fields.C6" table:end-x="2.055cm" table:end-y="1.599cm" draw:z-index="4" draw:name="Grafik 5" draw:style-name="gr1" draw:text-style-name="P1" svg:width="1.058cm" svg:height="1.058cm" svg:x="0.997cm" svg:y="0.541cm">
              <draw:image xlink:href="Pictures/1000020100000028000000282133B992.png" xlink:type="simple" xlink:show="embed" xlink:actuate="onLoad">
                <text:p/>
              </draw:image>
            </draw:frame>
          </table:table-cell>
          <table:table-cell>
            <draw:frame table:end-cell-address="Fields.D6" table:end-x="1.539cm" table:end-y="1.306cm" draw:z-index="47" draw:name="Grafik 48" draw:style-name="gr1" draw:text-style-name="P1" svg:width="0.879cm" svg:height="0.861cm" svg:x="0.66cm" svg:y="0.445cm">
              <draw:image xlink:href="Pictures/100000000000002800000028B18FF1E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2" office:value-type="string">
            <text:p>Wasser</text:p>
          </table:table-cell>
          <table:table-cell>
            <draw:frame table:end-cell-address="Fields.C7" table:end-x="1.993cm" table:end-y="1.563cm" draw:z-index="5" draw:name="Grafik 6" draw:style-name="gr1" draw:text-style-name="P1" svg:width="1.058cm" svg:height="0.999cm" svg:x="0.935cm" svg:y="0.564cm">
              <draw:image xlink:href="Pictures/1000020100000028000000280D432738.png" xlink:type="simple" xlink:show="embed" xlink:actuate="onLoad">
                <text:p/>
              </draw:image>
            </draw:frame>
          </table:table-cell>
          <table:table-cell>
            <draw:frame table:end-cell-address="Fields.D7" table:end-x="1.517cm" table:end-y="1.467cm" draw:z-index="48" draw:name="Grafik 49" draw:style-name="gr1" draw:text-style-name="P1" svg:width="0.879cm" svg:height="0.861cm" svg:x="0.638cm" svg:y="0.606cm">
              <draw:image xlink:href="Pictures/100000000000002800000028244F2DCB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2" office:value-type="string">
            <text:p>Seichtes Wasser</text:p>
          </table:table-cell>
          <table:table-cell>
            <draw:frame table:end-cell-address="Fields.C8" table:end-x="1.839cm" table:end-y="1.588cm" draw:z-index="7" draw:name="Grafik 8" draw:style-name="gr1" draw:text-style-name="P1" svg:width="1.057cm" svg:height="1.057cm" svg:x="0.782cm" svg:y="0.531cm">
              <draw:image xlink:href="Pictures/1000000000000028000000289DAE602E.png" xlink:type="simple" xlink:show="embed" xlink:actuate="onLoad">
                <text:p/>
              </draw:image>
            </draw:frame>
          </table:table-cell>
          <table:table-cell>
            <draw:frame table:end-cell-address="Fields.D8" table:end-x="1.561cm" table:end-y="1.393cm" draw:z-index="49" draw:name="Grafik 50" draw:style-name="gr1" draw:text-style-name="P1" svg:width="0.879cm" svg:height="0.861cm" svg:x="0.682cm" svg:y="0.532cm">
              <draw:image xlink:href="Pictures/100000000000002800000028D86B0CA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2" office:value-type="string">
            <text:p>Korallenriff</text:p>
          </table:table-cell>
          <table:table-cell>
            <draw:frame table:end-cell-address="Fields.C9" table:end-x="1.657cm" table:end-y="1.406cm" draw:z-index="6" draw:name="Grafik 7" draw:style-name="gr1" draw:text-style-name="P1" svg:width="0.875cm" svg:height="0.91cm" svg:x="0.782cm" svg:y="0.496cm">
              <draw:image xlink:href="Pictures/10000201000000280000002889F6AF05.png" xlink:type="simple" xlink:show="embed" xlink:actuate="onLoad">
                <text:p/>
              </draw:image>
            </draw:frame>
          </table:table-cell>
          <table:table-cell>
            <draw:frame table:end-cell-address="Fields.D9" table:end-x="1.605cm" table:end-y="1.383cm" draw:z-index="50" draw:name="Grafik 51" draw:style-name="gr1" draw:text-style-name="P1" svg:width="0.879cm" svg:height="0.861cm" svg:x="0.726cm" svg:y="0.522cm">
              <draw:image xlink:href="Pictures/10000000000000280000002898822E7A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2" office:value-type="string">
            <text:p>abgetragenes Korallenriff</text:p>
          </table:table-cell>
          <table:table-cell>
            <draw:frame table:end-cell-address="Fields.C10" table:end-x="1.819cm" table:end-y="1.69cm" draw:z-index="8" draw:name="Grafik 9" draw:style-name="gr1" draw:text-style-name="P1" svg:width="1.058cm" svg:height="1.058cm" svg:x="0.761cm" svg:y="0.632cm">
              <draw:image xlink:href="Pictures/1000020100000028000000285C03F273.png" xlink:type="simple" xlink:show="embed" xlink:actuate="onLoad">
                <text:p/>
              </draw:image>
            </draw:frame>
          </table:table-cell>
          <table:table-cell>
            <draw:frame table:end-cell-address="Fields.D10" table:end-x="1.583cm" table:end-y="1.437cm" draw:z-index="51" draw:name="Grafik 52" draw:style-name="gr1" draw:text-style-name="P1" svg:width="0.879cm" svg:height="0.861cm" svg:x="0.704cm" svg:y="0.576cm">
              <draw:image xlink:href="Pictures/100000000000002800000028077CA926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2" office:value-type="string">
            <text:p>Eisdecke</text:p>
          </table:table-cell>
          <table:table-cell>
            <draw:frame table:end-cell-address="Fields.C12" table:end-x="1.862cm" table:end-y="0.155cm" draw:z-index="9" draw:name="Grafik 10" draw:style-name="gr1" draw:text-style-name="P1" svg:width="1.057cm" svg:height="1.057cm" svg:x="0.805cm" svg:y="0.812cm">
              <draw:image xlink:href="Pictures/1000020100000028000000282FCDE46F.png" xlink:type="simple" xlink:show="embed" xlink:actuate="onLoad">
                <text:p/>
              </draw:image>
            </draw:frame>
          </table:table-cell>
          <table:table-cell>
            <draw:frame table:end-cell-address="Fields.D11" table:end-x="1.605cm" table:end-y="1.534cm" draw:z-index="52" draw:name="Grafik 53" draw:style-name="gr1" draw:text-style-name="P1" svg:width="0.879cm" svg:height="0.861cm" svg:x="0.726cm" svg:y="0.673cm">
              <draw:image xlink:href="Pictures/1000000000000028000000284EE9389B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2" office:value-type="string">
            <text:p>Eiswasser</text:p>
          </table:table-cell>
          <table:table-cell>
            <draw:frame table:end-cell-address="Fields.C13" table:end-x="1.684cm" table:end-y="0.023cm" draw:z-index="10" draw:name="Grafik 11" draw:style-name="gr1" draw:text-style-name="P1" svg:width="0.879cm" svg:height="0.853cm" svg:x="0.805cm" svg:y="0.883cm">
              <draw:image xlink:href="Pictures/1000000000000028000000287BD4FDA2.gif" xlink:type="simple" xlink:show="embed" xlink:actuate="onLoad">
                <text:p/>
              </draw:image>
            </draw:frame>
          </table:table-cell>
          <table:table-cell>
            <draw:frame table:end-cell-address="Fields.D12" table:end-x="1.605cm" table:end-y="1.503cm" draw:z-index="53" draw:name="Grafik 54" draw:style-name="gr1" draw:text-style-name="P1" svg:width="0.879cm" svg:height="0.861cm" svg:x="0.726cm" svg:y="0.642cm">
              <draw:image xlink:href="Pictures/1000000000000028000000288B1FCA26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2" office:value-type="string">
            <text:p>Aufgeschüttete Fläche</text:p>
          </table:table-cell>
          <table:table-cell>
            <draw:frame table:end-cell-address="Fields.C14" table:end-x="1.663cm" table:end-y="0.019cm" draw:z-index="11" draw:name="Grafik 12" draw:style-name="gr1" draw:text-style-name="P1" svg:width="1.057cm" svg:height="1.061cm" svg:x="0.606cm" svg:y="0.671cm">
              <draw:image xlink:href="Pictures/100002010000002800000028A8CA3073.png" xlink:type="simple" xlink:show="embed" xlink:actuate="onLoad">
                <text:p/>
              </draw:image>
            </draw:frame>
          </table:table-cell>
          <table:table-cell>
            <draw:frame table:end-cell-address="Fields.D13" table:end-x="1.627cm" table:end-y="1.514cm" draw:z-index="54" draw:name="Grafik 55" draw:style-name="gr1" draw:text-style-name="P1" svg:width="0.879cm" svg:height="0.861cm" svg:x="0.748cm" svg:y="0.653cm">
              <draw:image xlink:href="Pictures/1000000000000028000000283BF3CFF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2" office:value-type="string">
            <text:p>Ausgehobenes Wasser</text:p>
          </table:table-cell>
          <table:table-cell>
            <draw:frame table:end-cell-address="Fields.C14" table:end-x="1.772cm" table:end-y="1.714cm" draw:z-index="12" draw:name="Grafik 13" draw:style-name="gr1" draw:text-style-name="P1" svg:width="1.057cm" svg:height="1.057cm" svg:x="0.715cm" svg:y="0.657cm">
              <draw:image xlink:href="Pictures/1000020100000028000000283B0CD69A.png" xlink:type="simple" xlink:show="embed" xlink:actuate="onLoad">
                <text:p/>
              </draw:image>
            </draw:frame>
          </table:table-cell>
          <table:table-cell>
            <draw:frame table:end-cell-address="Fields.D14" table:end-x="1.627cm" table:end-y="1.44cm" draw:z-index="55" draw:name="Grafik 56" draw:style-name="gr1" draw:text-style-name="P1" svg:width="0.879cm" svg:height="0.861cm" svg:x="0.748cm" svg:y="0.579cm">
              <draw:image xlink:href="Pictures/100000000000002800000028C5E2B58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1">
            <text:p>401</text:p>
          </table:table-cell>
          <table:table-cell table:style-name="ce2" office:value-type="string">
            <text:p>Wüste</text:p>
          </table:table-cell>
          <table:table-cell>
            <draw:frame table:end-cell-address="Fields.C16" table:end-x="1.777cm" table:end-y="0.18cm" draw:z-index="13" draw:name="Grafik 14" draw:style-name="gr1" draw:text-style-name="P1" svg:width="1.057cm" svg:height="1.057cm" svg:x="0.72cm" svg:y="0.836cm">
              <draw:image xlink:href="Pictures/100002010000002800000028197A16B7.png" xlink:type="simple" xlink:show="embed" xlink:actuate="onLoad">
                <text:p/>
              </draw:image>
            </draw:frame>
          </table:table-cell>
          <table:table-cell>
            <draw:frame table:end-cell-address="Fields.D15" table:end-x="1.583cm" table:end-y="1.644cm" draw:z-index="56" draw:name="Grafik 57" draw:style-name="gr1" draw:text-style-name="P1" svg:width="0.879cm" svg:height="0.861cm" svg:x="0.704cm" svg:y="0.783cm">
              <draw:image xlink:href="Pictures/100000000000002800000028718AAA61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2">
            <text:p>402</text:p>
          </table:table-cell>
          <table:table-cell table:style-name="ce2" office:value-type="string">
            <text:p>Wüste</text:p>
          </table:table-cell>
          <table:table-cell>
            <draw:frame table:end-cell-address="Fields.C17" table:end-x="1.712cm" table:end-y="0.101cm" draw:z-index="14" draw:name="Grafik 15" draw:style-name="gr1" draw:text-style-name="P1" svg:width="1.058cm" svg:height="1.058cm" svg:x="0.654cm" svg:y="0.756cm">
              <draw:image xlink:href="Pictures/1000020100000028000000284640F311.png" xlink:type="simple" xlink:show="embed" xlink:actuate="onLoad">
                <text:p/>
              </draw:image>
            </draw:frame>
          </table:table-cell>
          <table:table-cell>
            <draw:frame table:end-cell-address="Fields.D16" table:end-x="1.627cm" table:end-y="1.591cm" draw:z-index="57" draw:name="Grafik 58" draw:style-name="gr1" draw:text-style-name="P1" svg:width="0.879cm" svg:height="0.861cm" svg:x="0.748cm" svg:y="0.73cm">
              <draw:image xlink:href="Pictures/100000000000002800000028700AC6D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3">
            <text:p>403</text:p>
          </table:table-cell>
          <table:table-cell table:style-name="ce2" office:value-type="string">
            <text:p>Sanddüne</text:p>
          </table:table-cell>
          <table:table-cell>
            <draw:frame table:end-cell-address="Fields.C18" table:end-x="1.644cm" table:end-y="0.106cm" draw:z-index="15" draw:name="Grafik 16" draw:style-name="gr1" draw:text-style-name="P1" svg:width="1.057cm" svg:height="1.057cm" svg:x="0.587cm" svg:y="0.763cm">
              <draw:image xlink:href="Pictures/100002010000002800000028FDA597BA.png" xlink:type="simple" xlink:show="embed" xlink:actuate="onLoad">
                <text:p/>
              </draw:image>
            </draw:frame>
          </table:table-cell>
          <table:table-cell>
            <draw:frame table:end-cell-address="Fields.D17" table:end-x="1.561cm" table:end-y="1.646cm" draw:z-index="58" draw:name="Grafik 59" draw:style-name="gr1" draw:text-style-name="P1" svg:width="0.879cm" svg:height="0.861cm" svg:x="0.682cm" svg:y="0.785cm">
              <draw:image xlink:href="Pictures/100000000000002800000028BA71861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404">
            <text:p>404</text:p>
          </table:table-cell>
          <table:table-cell table:style-name="ce2" office:value-type="string">
            <text:p>Sanddüne</text:p>
          </table:table-cell>
          <table:table-cell>
            <draw:frame table:end-cell-address="Fields.C19" table:end-x="1.647cm" table:end-y="0.266cm" draw:z-index="16" draw:name="Grafik 17" draw:style-name="gr1" draw:text-style-name="P1" svg:width="1.058cm" svg:height="1.058cm" svg:x="0.589cm" svg:y="0.921cm">
              <draw:image xlink:href="Pictures/100002010000002800000028EEFF8F36.png" xlink:type="simple" xlink:show="embed" xlink:actuate="onLoad">
                <text:p/>
              </draw:image>
            </draw:frame>
          </table:table-cell>
          <table:table-cell>
            <draw:frame table:end-cell-address="Fields.D18" table:end-x="1.583cm" table:end-y="1.57cm" draw:z-index="59" draw:name="Grafik 60" draw:style-name="gr1" draw:text-style-name="P1" svg:width="0.879cm" svg:height="0.861cm" svg:x="0.704cm" svg:y="0.709cm">
              <draw:image xlink:href="Pictures/100000000000002800000028BA71861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501">
            <text:p>501</text:p>
          </table:table-cell>
          <table:table-cell table:style-name="ce2" office:value-type="string">
            <text:p>Eis</text:p>
          </table:table-cell>
          <table:table-cell>
            <draw:frame table:end-cell-address="Fields.C20" table:end-x="1.712cm" table:end-y="0.121cm" draw:z-index="17" draw:name="Grafik 18" draw:style-name="gr1" draw:text-style-name="P1" svg:width="1.057cm" svg:height="1.057cm" svg:x="0.655cm" svg:y="0.777cm">
              <draw:image xlink:href="Pictures/100002010000002800000028724FF988.png" xlink:type="simple" xlink:show="embed" xlink:actuate="onLoad">
                <text:p/>
              </draw:image>
            </draw:frame>
          </table:table-cell>
          <table:table-cell>
            <draw:frame table:end-cell-address="Fields.D19" table:end-x="1.451cm" table:end-y="1.625cm" draw:z-index="61" draw:name="Grafik 62" draw:style-name="gr1" draw:text-style-name="P1" svg:width="0.879cm" svg:height="0.861cm" svg:x="0.572cm" svg:y="0.764cm">
              <draw:image xlink:href="Pictures/10000000000000280000002826612108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511">
            <text:p>511</text:p>
          </table:table-cell>
          <table:table-cell table:style-name="ce2" office:value-type="string">
            <text:p>Eisformation</text:p>
          </table:table-cell>
          <table:table-cell>
            <draw:frame table:end-cell-address="Fields.C21" table:end-x="1.821cm" table:end-y="0.15cm" draw:z-index="18" draw:name="Grafik 19" draw:style-name="gr1" draw:text-style-name="P1" svg:width="1.057cm" svg:height="1.057cm" svg:x="0.764cm" svg:y="0.807cm">
              <draw:image xlink:href="Pictures/100002010000002800000028C3F64B12.png" xlink:type="simple" xlink:show="embed" xlink:actuate="onLoad">
                <text:p/>
              </draw:image>
            </draw:frame>
          </table:table-cell>
          <table:table-cell>
            <draw:frame table:end-cell-address="Fields.D20" table:end-x="1.385cm" table:end-y="1.616cm" draw:z-index="62" draw:name="Grafik 63" draw:style-name="gr1" draw:text-style-name="P1" svg:width="0.879cm" svg:height="0.861cm" svg:x="0.506cm" svg:y="0.755cm">
              <draw:image xlink:href="Pictures/100000000000002800000028D9603474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601">
            <text:p>601</text:p>
          </table:table-cell>
          <table:table-cell table:style-name="ce2" office:value-type="string">
            <text:p>Ödland</text:p>
          </table:table-cell>
          <table:table-cell>
            <draw:frame table:end-cell-address="Fields.C22" table:end-x="1.688cm" table:end-y="0.309cm" draw:z-index="19" draw:name="Grafik 20" draw:style-name="gr1" draw:text-style-name="P1" svg:width="1.057cm" svg:height="1.057cm" svg:x="0.631cm" svg:y="0.965cm">
              <draw:image xlink:href="Pictures/100002010000002800000028B8BF5449.png" xlink:type="simple" xlink:show="embed" xlink:actuate="onLoad">
                <text:p/>
              </draw:image>
            </draw:frame>
          </table:table-cell>
          <table:table-cell>
            <draw:frame table:end-cell-address="Fields.D22" table:end-x="1.539cm" table:end-y="0.064cm" draw:z-index="63" draw:name="Grafik 64" draw:style-name="gr1" draw:text-style-name="P1" svg:width="0.879cm" svg:height="0.861cm" svg:x="0.66cm" svg:y="0.916cm">
              <draw:image xlink:href="Pictures/100000000000002800000028F4018C0C.gif" xlink:type="simple" xlink:show="embed" xlink:actuate="onLoad">
                <text:p/>
              </draw:image>
            </draw:frame>
          </table:table-cell>
          <table:table-cell table:number-columns-repeated="6"/>
          <table:table-cell>
            <draw:frame table:end-cell-address="Fields.L21" table:end-x="0.758cm" table:end-y="0.915cm" draw:z-index="60" draw:name="Grafik 61" draw:style-name="gr1" draw:text-style-name="P1" svg:width="0.879cm" svg:height="0.861cm" svg:x="1.902cm" svg:y="0.054cm">
              <draw:image xlink:href="Pictures/10000000000000280000002826612108.gif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2" office:value-type="float" office:value="602">
            <text:p>602</text:p>
          </table:table-cell>
          <table:table-cell table:style-name="ce2" office:value-type="string">
            <text:p>Ödlandwald</text:p>
          </table:table-cell>
          <table:table-cell>
            <draw:frame table:end-cell-address="Fields.C23" table:end-x="1.667cm" table:end-y="0.227cm" draw:z-index="20" draw:name="Grafik 21" draw:style-name="gr1" draw:text-style-name="P1" svg:width="1.057cm" svg:height="1.057cm" svg:x="0.61cm" svg:y="0.884cm">
              <draw:image xlink:href="Pictures/1000020100000028000000286655349D.png" xlink:type="simple" xlink:show="embed" xlink:actuate="onLoad">
                <text:p/>
              </draw:image>
            </draw:frame>
          </table:table-cell>
          <table:table-cell>
            <draw:frame table:end-cell-address="Fields.D23" table:end-x="1.385cm" table:end-y="0.031cm" draw:z-index="64" draw:name="Grafik 65" draw:style-name="gr1" draw:text-style-name="P1" svg:width="0.879cm" svg:height="0.861cm" svg:x="0.506cm" svg:y="0.884cm">
              <draw:image xlink:href="Pictures/100000000000002800000028FA5C63F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611">
            <text:p>611</text:p>
          </table:table-cell>
          <table:table-cell table:style-name="ce2" office:value-type="string">
            <text:p>Felsformation</text:p>
          </table:table-cell>
          <table:table-cell>
            <draw:frame table:end-cell-address="Fields.C24" table:end-x="1.711cm" table:end-y="0.044cm" draw:z-index="21" draw:name="Grafik 22" draw:style-name="gr1" draw:text-style-name="P1" svg:width="1.057cm" svg:height="1.056cm" svg:x="0.654cm" svg:y="0.701cm">
              <draw:image xlink:href="Pictures/100002010000002800000028A2991494.png" xlink:type="simple" xlink:show="embed" xlink:actuate="onLoad">
                <text:p/>
              </draw:image>
            </draw:frame>
          </table:table-cell>
          <table:table-cell>
            <draw:frame table:end-cell-address="Fields.D23" table:end-x="1.583cm" table:end-y="1.648cm" draw:z-index="65" draw:name="Grafik 66" draw:style-name="gr1" draw:text-style-name="P1" svg:width="0.879cm" svg:height="0.861cm" svg:x="0.704cm" svg:y="0.787cm">
              <draw:image xlink:href="Pictures/1000000000000028000000284F9EF221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n621</text:p>
          </table:table-cell>
          <table:table-cell table:style-name="ce2" office:value-type="string">
            <text:p>nicht erfasst</text:p>
          </table:table-cell>
          <table:table-cell/>
          <table:table-cell>
            <draw:frame table:end-cell-address="Fields.D24" table:end-x="1.517cm" table:end-y="1.683cm" draw:z-index="66" draw:name="Grafik 67" draw:style-name="gr1" draw:text-style-name="P1" svg:width="0.879cm" svg:height="0.97cm" svg:x="0.638cm" svg:y="0.713cm">
              <draw:image xlink:href="Pictures/10000000000000280000002822CC118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n631</text:p>
          </table:table-cell>
          <table:table-cell table:style-name="ce2" office:value-type="string">
            <text:p>nicht erfasst</text:p>
          </table:table-cell>
          <table:table-cell/>
          <table:table-cell>
            <draw:frame table:end-cell-address="Fields.D26" table:end-x="1.649cm" table:end-y="0.13cm" draw:z-index="67" draw:name="Grafik 68" draw:style-name="gr1" draw:text-style-name="P1" svg:width="0.879cm" svg:height="0.861cm" svg:x="0.77cm" svg:y="0.983cm">
              <draw:image xlink:href="Pictures/100000000000002800000028D5008E2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string">
            <text:p>n641</text:p>
          </table:table-cell>
          <table:table-cell table:style-name="ce2" office:value-type="string">
            <text:p>nicht erfasst</text:p>
          </table:table-cell>
          <table:table-cell/>
          <table:table-cell>
            <draw:frame table:end-cell-address="Fields.D27" table:end-x="1.627cm" table:end-y="0.163cm" draw:z-index="68" draw:name="Grafik 69" draw:style-name="gr1" draw:text-style-name="P1" svg:width="0.879cm" svg:height="0.861cm" svg:x="0.748cm" svg:y="1.015cm">
              <draw:image xlink:href="Pictures/10000000000000280000002855077A1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1">
            <text:p>701</text:p>
          </table:table-cell>
          <table:table-cell table:style-name="ce2" office:value-type="string">
            <text:p>Berge</text:p>
          </table:table-cell>
          <table:table-cell>
            <draw:frame table:end-cell-address="Fields.C28" table:end-x="1.645cm" table:end-y="0.115cm" draw:z-index="22" draw:name="Grafik 23" draw:style-name="gr1" draw:text-style-name="P1" svg:width="1.057cm" svg:height="1.057cm" svg:x="0.588cm" svg:y="0.771cm">
              <draw:image xlink:href="Pictures/1000020100000028000000288D2C2B19.png" xlink:type="simple" xlink:show="embed" xlink:actuate="onLoad">
                <text:p/>
              </draw:image>
            </draw:frame>
          </table:table-cell>
          <table:table-cell>
            <draw:frame table:end-cell-address="Fields.D27" table:end-x="1.473cm" table:end-y="1.629cm" draw:z-index="69" draw:name="Grafik 70" draw:style-name="gr1" draw:text-style-name="P1" svg:width="0.879cm" svg:height="0.861cm" svg:x="0.594cm" svg:y="0.768cm">
              <draw:image xlink:href="Pictures/100000000000002800000028546E9974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2">
            <text:p>702</text:p>
          </table:table-cell>
          <table:table-cell table:style-name="ce2" office:value-type="string">
            <text:p>Berge</text:p>
          </table:table-cell>
          <table:table-cell>
            <draw:frame table:end-cell-address="Fields.C29" table:end-x="1.711cm" table:end-y="0.033cm" draw:z-index="23" draw:name="Grafik 24" draw:style-name="gr1" draw:text-style-name="P1" svg:width="1.057cm" svg:height="1.057cm" svg:x="0.654cm" svg:y="0.69cm">
              <draw:image xlink:href="Pictures/100002010000002800000028BCAED75E.png" xlink:type="simple" xlink:show="embed" xlink:actuate="onLoad">
                <text:p/>
              </draw:image>
            </draw:frame>
          </table:table-cell>
          <table:table-cell>
            <draw:frame table:end-cell-address="Fields.D28" table:end-x="1.561cm" table:end-y="1.641cm" draw:z-index="70" draw:name="Grafik 71" draw:style-name="gr1" draw:text-style-name="P1" svg:width="0.879cm" svg:height="0.861cm" svg:x="0.682cm" svg:y="0.78cm">
              <draw:image xlink:href="Pictures/1000000000000028000000289B7A02D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3">
            <text:p>703</text:p>
          </table:table-cell>
          <table:table-cell table:style-name="ce2" office:value-type="string">
            <text:p>Berge</text:p>
          </table:table-cell>
          <table:table-cell>
            <draw:frame table:end-cell-address="Fields.C30" table:end-x="1.69cm" table:end-y="0.085cm" draw:z-index="24" draw:name="Grafik 25" draw:style-name="gr1" draw:text-style-name="P1" svg:width="1.057cm" svg:height="1.057cm" svg:x="0.633cm" svg:y="0.741cm">
              <draw:image xlink:href="Pictures/10000201000000280000002894C8FDBE.png" xlink:type="simple" xlink:show="embed" xlink:actuate="onLoad">
                <text:p/>
              </draw:image>
            </draw:frame>
          </table:table-cell>
          <table:table-cell>
            <draw:frame table:end-cell-address="Fields.D29" table:end-x="1.561cm" table:end-y="1.587cm" draw:z-index="71" draw:name="Grafik 72" draw:style-name="gr1" draw:text-style-name="P1" svg:width="0.879cm" svg:height="0.861cm" svg:x="0.682cm" svg:y="0.726cm">
              <draw:image xlink:href="Pictures/100000000000002800000028853821F9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4">
            <text:p>704</text:p>
          </table:table-cell>
          <table:table-cell table:style-name="ce2" office:value-type="string">
            <text:p>Berge</text:p>
          </table:table-cell>
          <table:table-cell>
            <draw:frame table:end-cell-address="Fields.C31" table:end-x="1.602cm" table:end-y="0.005cm" draw:z-index="25" draw:name="Grafik 26" draw:style-name="gr1" draw:text-style-name="P1" svg:width="1.057cm" svg:height="1.057cm" svg:x="0.545cm" svg:y="0.661cm">
              <draw:image xlink:href="Pictures/1000020100000028000000283C293A42.png" xlink:type="simple" xlink:show="embed" xlink:actuate="onLoad">
                <text:p/>
              </draw:image>
            </draw:frame>
          </table:table-cell>
          <table:table-cell>
            <draw:frame table:end-cell-address="Fields.D30" table:end-x="1.517cm" table:end-y="1.555cm" draw:z-index="72" draw:name="Grafik 73" draw:style-name="gr1" draw:text-style-name="P1" svg:width="0.879cm" svg:height="0.861cm" svg:x="0.638cm" svg:y="0.694cm">
              <draw:image xlink:href="Pictures/10000000000000280000002868BF8EE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05">
            <text:p>705</text:p>
          </table:table-cell>
          <table:table-cell table:style-name="ce2" office:value-type="string">
            <text:p>Berge</text:p>
          </table:table-cell>
          <table:table-cell>
            <draw:frame table:end-cell-address="Fields.C31" table:end-x="1.755cm" table:end-y="1.596cm" draw:z-index="26" draw:name="Grafik 27" draw:style-name="gr1" draw:text-style-name="P1" svg:width="1.057cm" svg:height="1.057cm" svg:x="0.698cm" svg:y="0.539cm">
              <draw:image xlink:href="Pictures/10000201000000280000002866BFEE12.png" xlink:type="simple" xlink:show="embed" xlink:actuate="onLoad">
                <text:p/>
              </draw:image>
            </draw:frame>
          </table:table-cell>
          <table:table-cell>
            <draw:frame table:end-cell-address="Fields.D31" table:end-x="1.649cm" table:end-y="1.502cm" draw:z-index="73" draw:name="Grafik 74" draw:style-name="gr1" draw:text-style-name="P1" svg:width="0.879cm" svg:height="0.861cm" svg:x="0.77cm" svg:y="0.641cm">
              <draw:image xlink:href="Pictures/100000000000002800000028BDEA766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13">
            <text:p>713</text:p>
          </table:table-cell>
          <table:table-cell table:style-name="ce2" office:value-type="string">
            <text:p>Fels</text:p>
          </table:table-cell>
          <table:table-cell>
            <draw:frame table:end-cell-address="Fields.C32" table:end-x="1.8cm" table:end-y="1.601cm" draw:z-index="27" draw:name="Grafik 28" draw:style-name="gr1" draw:text-style-name="P1" svg:width="1.057cm" svg:height="1.057cm" svg:x="0.743cm" svg:y="0.544cm">
              <draw:image xlink:href="Pictures/1000020100000028000000289688F4E1.png" xlink:type="simple" xlink:show="embed" xlink:actuate="onLoad">
                <text:p/>
              </draw:image>
            </draw:frame>
          </table:table-cell>
          <table:table-cell>
            <draw:frame table:end-cell-address="Fields.D32" table:end-x="1.473cm" table:end-y="1.513cm" draw:z-index="74" draw:name="Grafik 75" draw:style-name="gr1" draw:text-style-name="P1" svg:width="0.879cm" svg:height="0.861cm" svg:x="0.594cm" svg:y="0.652cm">
              <draw:image xlink:href="Pictures/10000000000000280000002807298DF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15">
            <text:p>715</text:p>
          </table:table-cell>
          <table:table-cell table:style-name="ce2" office:value-type="string">
            <text:p>Fels</text:p>
          </table:table-cell>
          <table:table-cell>
            <draw:frame table:end-cell-address="Fields.C33" table:end-x="1.844cm" table:end-y="1.653cm" draw:z-index="28" draw:name="Grafik 29" draw:style-name="gr1" draw:text-style-name="P1" svg:width="1.057cm" svg:height="1.057cm" svg:x="0.787cm" svg:y="0.596cm">
              <draw:image xlink:href="Pictures/100002010000002800000028434DA020.png" xlink:type="simple" xlink:show="embed" xlink:actuate="onLoad">
                <text:p/>
              </draw:image>
            </draw:frame>
          </table:table-cell>
          <table:table-cell>
            <draw:frame table:end-cell-address="Fields.D34" table:end-x="1.473cm" table:end-y="0.092cm" draw:z-index="75" draw:name="Grafik 76" draw:style-name="gr1" draw:text-style-name="P1" svg:width="0.879cm" svg:height="0.861cm" svg:x="0.594cm" svg:y="0.945cm">
              <draw:image xlink:href="Pictures/10000000000000280000002897A7E77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25">
            <text:p>725</text:p>
          </table:table-cell>
          <table:table-cell table:style-name="ce2" office:value-type="string">
            <text:p>Krater</text:p>
          </table:table-cell>
          <table:table-cell>
            <draw:frame table:end-cell-address="Fields.C35" table:end-x="1.843cm" table:end-y="0.227cm" draw:z-index="29" draw:name="Grafik 30" draw:style-name="gr1" draw:text-style-name="P1" svg:width="1.057cm" svg:height="1.057cm" svg:x="0.786cm" svg:y="0.883cm">
              <draw:image xlink:href="Pictures/100002010000002800000028691E3F2C.png" xlink:type="simple" xlink:show="embed" xlink:actuate="onLoad">
                <text:p/>
              </draw:image>
            </draw:frame>
          </table:table-cell>
          <table:table-cell>
            <draw:frame table:end-cell-address="Fields.D35" table:end-x="1.627cm" table:end-y="0.211cm" draw:z-index="76" draw:name="Grafik 77" draw:style-name="gr1" draw:text-style-name="P1" svg:width="0.879cm" svg:height="0.861cm" svg:x="0.748cm" svg:y="1.063cm">
              <draw:image xlink:href="Pictures/100000000000002800000028DF92691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1">
            <text:p>731</text:p>
          </table:table-cell>
          <table:table-cell table:style-name="ce2" office:value-type="string">
            <text:p>großer Krater NW</text:p>
          </table:table-cell>
          <table:table-cell>
            <draw:frame table:end-cell-address="Fields.C36" table:end-x="1.799cm" table:end-y="0.02cm" draw:z-index="30" draw:name="Grafik 31" draw:style-name="gr1" draw:text-style-name="P1" svg:width="1.057cm" svg:height="1.057cm" svg:x="0.742cm" svg:y="0.676cm">
              <draw:image xlink:href="Pictures/1000020100000028000000283F4586C2.png" xlink:type="simple" xlink:show="embed" xlink:actuate="onLoad">
                <text:p/>
              </draw:image>
            </draw:frame>
          </table:table-cell>
          <table:table-cell>
            <draw:frame table:end-cell-address="Fields.D36" table:end-x="1.495cm" table:end-y="0.051cm" draw:z-index="77" draw:name="Grafik 78" draw:style-name="gr1" draw:text-style-name="P1" svg:width="0.879cm" svg:height="0.861cm" svg:x="0.616cm" svg:y="0.903cm">
              <draw:image xlink:href="Pictures/1000000000000028000000288DE67E6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2">
            <text:p>732</text:p>
          </table:table-cell>
          <table:table-cell table:style-name="ce2" office:value-type="string">
            <text:p>großer Krater NE</text:p>
          </table:table-cell>
          <table:table-cell>
            <draw:frame table:end-cell-address="Fields.C36" table:end-x="1.843cm" table:end-y="1.695cm" draw:z-index="31" draw:name="Grafik 32" draw:style-name="gr1" draw:text-style-name="P1" svg:width="1.057cm" svg:height="1.057cm" svg:x="0.786cm" svg:y="0.638cm">
              <draw:image xlink:href="Pictures/1000020100000028000000283226BCDE.png" xlink:type="simple" xlink:show="embed" xlink:actuate="onLoad">
                <text:p/>
              </draw:image>
            </draw:frame>
          </table:table-cell>
          <table:table-cell>
            <draw:frame table:end-cell-address="Fields.D36" table:end-x="1.605cm" table:end-y="1.581cm" draw:z-index="78" draw:name="Grafik 79" draw:style-name="gr1" draw:text-style-name="P1" svg:width="0.879cm" svg:height="0.861cm" svg:x="0.726cm" svg:y="0.72cm">
              <draw:image xlink:href="Pictures/100000000000002800000028090C0D4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3">
            <text:p>733</text:p>
          </table:table-cell>
          <table:table-cell table:style-name="ce2" office:value-type="string">
            <text:p>großer Krater SE</text:p>
          </table:table-cell>
          <table:table-cell>
            <draw:frame table:end-cell-address="Fields.C38" table:end-x="1.843cm" table:end-y="0.226cm" draw:z-index="32" draw:name="Grafik 33" draw:style-name="gr1" draw:text-style-name="P1" svg:width="1.057cm" svg:height="1.057cm" svg:x="0.786cm" svg:y="0.882cm">
              <draw:image xlink:href="Pictures/100002010000002800000028DDC75AE7.png" xlink:type="simple" xlink:show="embed" xlink:actuate="onLoad">
                <text:p/>
              </draw:image>
            </draw:frame>
          </table:table-cell>
          <table:table-cell>
            <draw:frame table:end-cell-address="Fields.D38" table:end-x="1.583cm" table:end-y="0.159cm" draw:z-index="79" draw:name="Grafik 80" draw:style-name="gr1" draw:text-style-name="P1" svg:width="0.879cm" svg:height="0.861cm" svg:x="0.704cm" svg:y="1.011cm">
              <draw:image xlink:href="Pictures/10000000000000280000002874E02234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34">
            <text:p>734</text:p>
          </table:table-cell>
          <table:table-cell table:style-name="ce2" office:value-type="string">
            <text:p>großer Krater SW</text:p>
          </table:table-cell>
          <table:table-cell>
            <draw:frame table:end-cell-address="Fields.C39" table:end-x="1.82cm" table:end-y="0.298cm" draw:z-index="33" draw:name="Grafik 34" draw:style-name="gr1" draw:text-style-name="P1" svg:width="1.057cm" svg:height="1.057cm" svg:x="0.763cm" svg:y="0.954cm">
              <draw:image xlink:href="Pictures/1000020100000028000000289A7F0CDB.png" xlink:type="simple" xlink:show="embed" xlink:actuate="onLoad">
                <text:p/>
              </draw:image>
            </draw:frame>
          </table:table-cell>
          <table:table-cell>
            <draw:frame table:end-cell-address="Fields.D39" table:end-x="1.473cm" table:end-y="0.04cm" draw:z-index="80" draw:name="Grafik 81" draw:style-name="gr1" draw:text-style-name="P1" svg:width="0.879cm" svg:height="0.861cm" svg:x="0.594cm" svg:y="0.892cm">
              <draw:image xlink:href="Pictures/10000000000000280000002807E34EF2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1">
            <text:p>751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0" table:end-x="1.843cm" table:end-y="0.021cm" draw:z-index="34" draw:name="Grafik 35" draw:style-name="gr1" draw:text-style-name="P1" svg:width="1.057cm" svg:height="1.057cm" svg:x="0.786cm" svg:y="0.678cm">
              <draw:image xlink:href="Pictures/100002010000002800000028BB552DC5.png" xlink:type="simple" xlink:show="embed" xlink:actuate="onLoad">
                <text:p/>
              </draw:image>
            </draw:frame>
          </table:table-cell>
          <table:table-cell>
            <draw:frame table:end-cell-address="Fields.D39" table:end-x="1.561cm" table:end-y="1.635cm" draw:z-index="81" draw:name="Grafik 82" draw:style-name="gr1" draw:text-style-name="P1" svg:width="0.879cm" svg:height="0.861cm" svg:x="0.682cm" svg:y="0.774cm">
              <draw:image xlink:href="Pictures/100000000000002800000028F65B553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2">
            <text:p>752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1" table:end-x="1.822cm" table:end-y="0.269cm" draw:z-index="35" draw:name="Grafik 36" draw:style-name="gr1" draw:text-style-name="P1" svg:width="1.057cm" svg:height="1.057cm" svg:x="0.765cm" svg:y="0.925cm">
              <draw:image xlink:href="Pictures/1000020100000028000000287E73281C.png" xlink:type="simple" xlink:show="embed" xlink:actuate="onLoad">
                <text:p/>
              </draw:image>
            </draw:frame>
          </table:table-cell>
          <table:table-cell>
            <draw:frame table:end-cell-address="Fields.D41" table:end-x="1.385cm" table:end-y="0.041cm" draw:z-index="82" draw:name="Grafik 83" draw:style-name="gr1" draw:text-style-name="P1" svg:width="0.879cm" svg:height="0.861cm" svg:x="0.506cm" svg:y="0.893cm">
              <draw:image xlink:href="Pictures/10000000000000280000002888EF543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3">
            <text:p>753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2" table:end-x="1.734cm" table:end-y="0.148cm" draw:z-index="36" draw:name="Grafik 37" draw:style-name="gr1" draw:text-style-name="P1" svg:width="1.057cm" svg:height="1.057cm" svg:x="0.677cm" svg:y="0.805cm">
              <draw:image xlink:href="Pictures/10000201000000280000002895970010.png" xlink:type="simple" xlink:show="embed" xlink:actuate="onLoad">
                <text:p/>
              </draw:image>
            </draw:frame>
          </table:table-cell>
          <table:table-cell>
            <draw:frame table:end-cell-address="Fields.D42" table:end-x="1.517cm" table:end-y="0.203cm" draw:z-index="83" draw:name="Grafik 84" draw:style-name="gr1" draw:text-style-name="P1" svg:width="0.879cm" svg:height="0.861cm" svg:x="0.638cm" svg:y="1.056cm">
              <draw:image xlink:href="Pictures/1000000000000028000000281D3C568A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4">
            <text:p>754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3" table:end-x="2.042cm" table:end-y="0.219cm" draw:z-index="37" draw:name="Grafik 38" draw:style-name="gr1" draw:text-style-name="P1" svg:width="1.057cm" svg:height="1.057cm" svg:x="0.985cm" svg:y="0.875cm">
              <draw:image xlink:href="Pictures/1000020100000028000000286CA5F757.png" xlink:type="simple" xlink:show="embed" xlink:actuate="onLoad">
                <text:p/>
              </draw:image>
            </draw:frame>
          </table:table-cell>
          <table:table-cell>
            <draw:frame table:end-cell-address="Fields.D42" table:end-x="1.539cm" table:end-y="1.648cm" draw:z-index="84" draw:name="Grafik 85" draw:style-name="gr1" draw:text-style-name="P1" svg:width="0.879cm" svg:height="0.861cm" svg:x="0.66cm" svg:y="0.787cm">
              <draw:image xlink:href="Pictures/100000000000002800000028EDF16265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755">
            <text:p>755</text:p>
          </table:table-cell>
          <table:table-cell table:style-name="ce2" office:value-type="string">
            <text:p>abgetragene Berge</text:p>
          </table:table-cell>
          <table:table-cell>
            <draw:frame table:end-cell-address="Fields.C44" table:end-x="1.908cm" table:end-y="0.334cm" draw:z-index="38" draw:name="Grafik 39" draw:style-name="gr1" draw:text-style-name="P1" svg:width="1.057cm" svg:height="1.057cm" svg:x="0.851cm" svg:y="0.99cm">
              <draw:image xlink:href="Pictures/100002010000002800000028B8C1F52B.png" xlink:type="simple" xlink:show="embed" xlink:actuate="onLoad">
                <text:p/>
              </draw:image>
            </draw:frame>
          </table:table-cell>
          <table:table-cell>
            <draw:frame table:end-cell-address="Fields.D44" table:end-x="1.319cm" table:end-y="0.098cm" draw:z-index="85" draw:name="Grafik 86" draw:style-name="gr1" draw:text-style-name="P1" svg:width="0.879cm" svg:height="0.861cm" svg:x="0.44cm" svg:y="0.95cm">
              <draw:image xlink:href="Pictures/100000000000002800000028BF3FC1E1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01">
            <text:p>801</text:p>
          </table:table-cell>
          <table:table-cell table:style-name="ce2" office:value-type="string">
            <text:p>Untergrund</text:p>
          </table:table-cell>
          <table:table-cell table:style-name="ce7" office:value-type="string">
            <text:p>unverändert</text:p>
          </table:table-cell>
          <table:table-cell>
            <draw:frame table:end-cell-address="Fields.D45" table:end-x="1.275cm" table:end-y="0.152cm" draw:z-index="86" draw:name="Grafik 87" draw:style-name="gr1" draw:text-style-name="P1" svg:width="0.879cm" svg:height="0.861cm" svg:x="0.396cm" svg:y="1.005cm">
              <draw:image xlink:href="Pictures/100000000000002800000028E4DDB003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02">
            <text:p>802</text:p>
          </table:table-cell>
          <table:table-cell table:style-name="ce2" office:value-type="string">
            <text:p>Untergrund-Fels</text:p>
          </table:table-cell>
          <table:table-cell>
            <draw:frame table:end-cell-address="Fields.C46" table:end-x="1.82cm" table:end-y="0.239cm" draw:z-index="39" draw:name="Grafik 40" draw:style-name="gr1" draw:text-style-name="P1" svg:width="1.057cm" svg:height="1.057cm" svg:x="0.763cm" svg:y="0.895cm">
              <draw:image xlink:href="Pictures/10000201000000280000002810047708.png" xlink:type="simple" xlink:show="embed" xlink:actuate="onLoad">
                <text:p/>
              </draw:image>
            </draw:frame>
          </table:table-cell>
          <table:table-cell>
            <draw:frame table:end-cell-address="Fields.D45" table:end-x="1.275cm" table:end-y="1.639cm" draw:z-index="87" draw:name="Grafik 88" draw:style-name="gr1" draw:text-style-name="P1" svg:width="0.879cm" svg:height="0.861cm" svg:x="0.396cm" svg:y="0.778cm">
              <draw:image xlink:href="Pictures/100000000000002800000028F107B09A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11">
            <text:p>811</text:p>
          </table:table-cell>
          <table:table-cell table:style-name="ce2" office:value-type="string">
            <text:p>freigelegter Untergrund</text:p>
          </table:table-cell>
          <table:table-cell table:style-name="ce7" office:value-type="string">
            <text:p>unverändert</text:p>
          </table:table-cell>
          <table:table-cell>
            <draw:frame table:end-cell-address="Fields.D47" table:end-x="1.363cm" table:end-y="0.088cm" draw:z-index="88" draw:name="Grafik 89" draw:style-name="gr1" draw:text-style-name="P1" svg:width="0.879cm" svg:height="0.861cm" svg:x="0.484cm" svg:y="0.94cm">
              <draw:image xlink:href="Pictures/1000000000000028000000286105FE1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21">
            <text:p>821</text:p>
          </table:table-cell>
          <table:table-cell table:style-name="ce2" office:value-type="string">
            <text:p>Untergrundeis</text:p>
          </table:table-cell>
          <table:table-cell>
            <draw:frame table:end-cell-address="Fields.C48" table:end-x="1.91cm" table:end-y="0.167cm" draw:z-index="41" draw:name="Grafik 42" draw:style-name="gr1" draw:text-style-name="P1" svg:width="1.057cm" svg:height="1.057cm" svg:x="0.853cm" svg:y="0.824cm">
              <draw:image xlink:href="Pictures/100002010000002800000028E8DB23E0.png" xlink:type="simple" xlink:show="embed" xlink:actuate="onLoad">
                <text:p/>
              </draw:image>
            </draw:frame>
          </table:table-cell>
          <table:table-cell>
            <draw:frame table:end-cell-address="Fields.D48" table:end-x="1.429cm" table:end-y="0.227cm" draw:z-index="89" draw:name="Grafik 90" draw:style-name="gr1" draw:text-style-name="P1" svg:width="0.879cm" svg:height="0.861cm" svg:x="0.55cm" svg:y="1.08cm">
              <draw:image xlink:href="Pictures/100000000000002800000028688A85DD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22">
            <text:p>822</text:p>
          </table:table-cell>
          <table:table-cell table:style-name="ce2" office:value-type="string">
            <text:p>freigelegtes Untergrundeis</text:p>
          </table:table-cell>
          <table:table-cell>
            <draw:frame table:end-cell-address="Fields.C49" table:end-x="1.93cm" table:end-y="0.304cm" draw:z-index="40" draw:name="Grafik 41" draw:style-name="gr1" draw:text-style-name="P1" svg:width="1.057cm" svg:height="1.057cm" svg:x="0.873cm" svg:y="0.96cm">
              <draw:image xlink:href="Pictures/100002010000002800000028E34A31B1.png" xlink:type="simple" xlink:show="embed" xlink:actuate="onLoad">
                <text:p/>
              </draw:image>
            </draw:frame>
          </table:table-cell>
          <table:table-cell>
            <draw:frame table:end-cell-address="Fields.D49" table:end-x="1.341cm" table:end-y="0.196cm" draw:z-index="90" draw:name="Grafik 91" draw:style-name="gr1" draw:text-style-name="P1" svg:width="0.879cm" svg:height="0.861cm" svg:x="0.462cm" svg:y="1.048cm">
              <draw:image xlink:href="Pictures/100000000000002800000028FE29CBB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31">
            <text:p>831</text:p>
          </table:table-cell>
          <table:table-cell table:style-name="ce2" office:value-type="string">
            <text:p>Geothermales Bohrloch</text:p>
          </table:table-cell>
          <table:table-cell table:style-name="ce7" office:value-type="string">
            <text:p>unverändert</text:p>
          </table:table-cell>
          <table:table-cell>
            <draw:frame table:end-cell-address="Fields.D50" table:end-x="1.341cm" table:end-y="0.337cm" draw:z-index="91" draw:name="Grafik 92" draw:style-name="gr1" draw:text-style-name="P1" svg:width="0.879cm" svg:height="0.861cm" svg:x="0.462cm" svg:y="1.189cm">
              <draw:image xlink:href="Pictures/100000000000002800000028AB394046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41">
            <text:p>841</text:p>
          </table:table-cell>
          <table:table-cell table:style-name="ce2" office:value-type="string">
            <text:p>Magma</text:p>
          </table:table-cell>
          <table:table-cell table:style-name="ce7" office:value-type="string">
            <text:p>unverändert</text:p>
          </table:table-cell>
          <table:table-cell>
            <draw:frame table:end-cell-address="Fields.D51" table:end-x="1.385cm" table:end-y="0.153cm" draw:z-index="92" draw:name="Grafik 93" draw:style-name="gr1" draw:text-style-name="P1" svg:width="0.879cm" svg:height="0.861cm" svg:x="0.506cm" svg:y="1.006cm">
              <draw:image xlink:href="Pictures/100000000000002800000028DB1FC6D0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2" office:value-type="float" office:value="851">
            <text:p>851</text:p>
          </table:table-cell>
          <table:table-cell table:style-name="ce2" office:value-type="string">
            <text:p>Tiefsee</text:p>
          </table:table-cell>
          <table:table-cell>
            <draw:frame table:end-cell-address="Fields.C52" table:end-x="1.756cm" table:end-y="0.469cm" draw:z-index="42" draw:name="Grafik 43" draw:style-name="gr1" draw:text-style-name="P1" svg:width="1.057cm" svg:height="1.057cm" svg:x="0.699cm" svg:y="1.125cm">
              <draw:image xlink:href="Pictures/100002010000002800000028ED32FFA1.png" xlink:type="simple" xlink:show="embed" xlink:actuate="onLoad">
                <text:p/>
              </draw:image>
            </draw:frame>
          </table:table-cell>
          <table:table-cell>
            <draw:frame table:end-cell-address="Fields.D52" table:end-x="1.341cm" table:end-y="0.122cm" draw:z-index="93" draw:name="Grafik 94" draw:style-name="gr1" draw:text-style-name="P1" svg:width="0.879cm" svg:height="0.861cm" svg:x="0.462cm" svg:y="0.974cm">
              <draw:image xlink:href="Pictures/100000000000002800000028B609579C.gif" xlink:type="simple" xlink:show="embed" xlink:actuate="onLoad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3" table:number-columns-repeated="2"/>
          <table:table-cell table:style-name="ce8"/>
          <table:table-cell/>
          <table:table-cell table:style-name="ce12" table:number-columns-repeated="1014"/>
          <table:table-cell table:style-name="ce14" table:number-columns-repeated="6"/>
        </table:table-row>
        <table:table-row table:style-name="ro2">
          <table:table-cell table:style-name="ce2" office:value-type="float" office:value="900">
            <text:p>900</text:p>
          </table:table-cell>
          <table:table-cell table:style-name="ce2" office:value-type="string">
            <text:p>Weltraum</text:p>
          </table:table-cell>
          <table:table-cell table:number-columns-repeated="1022"/>
        </table:table-row>
        <table:table-row table:style-name="ro2">
          <table:table-cell table:style-name="ce2" office:value-type="float" office:value="901">
            <text:p>901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03">
            <text:p>903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05">
            <text:p>905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13">
            <text:p>913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15">
            <text:p>915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31">
            <text:p>931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61">
            <text:p>961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62">
            <text:p>962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963">
            <text:p>963</text:p>
          </table:table-cell>
          <table:table-cell table:style-name="ce2" office:value-type="string">
            <text:p>Planetenring</text:p>
          </table:table-cell>
          <table:table-cell table:number-columns-repeated="1022"/>
        </table:table-row>
        <table:table-row table:style-name="ro2">
          <table:table-cell table:style-name="ce2" office:value-type="float" office:value="6101">
            <text:p>610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2">
            <text:p>610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3">
            <text:p>610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4">
            <text:p>610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5">
            <text:p>610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6">
            <text:p>610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7">
            <text:p>610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8">
            <text:p>610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09">
            <text:p>610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0">
            <text:p>611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1">
            <text:p>611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2">
            <text:p>611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3">
            <text:p>611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4">
            <text:p>611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5">
            <text:p>611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6">
            <text:p>611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7">
            <text:p>611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8">
            <text:p>611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19">
            <text:p>611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0">
            <text:p>612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1">
            <text:p>612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2">
            <text:p>612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3">
            <text:p>612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4">
            <text:p>612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5">
            <text:p>612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6">
            <text:p>612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7">
            <text:p>612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8">
            <text:p>612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29">
            <text:p>612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0">
            <text:p>613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1">
            <text:p>613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2">
            <text:p>613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3">
            <text:p>613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4">
            <text:p>613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5">
            <text:p>613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6">
            <text:p>613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7">
            <text:p>613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8">
            <text:p>613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39">
            <text:p>613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0">
            <text:p>614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1">
            <text:p>614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2">
            <text:p>614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3">
            <text:p>614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4">
            <text:p>614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5">
            <text:p>614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6">
            <text:p>614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7">
            <text:p>614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8">
            <text:p>614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49">
            <text:p>614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0">
            <text:p>615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1">
            <text:p>615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2">
            <text:p>615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3">
            <text:p>615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4">
            <text:p>615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5">
            <text:p>615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6">
            <text:p>615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7">
            <text:p>615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8">
            <text:p>615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59">
            <text:p>615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160">
            <text:p>616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1">
            <text:p>620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2">
            <text:p>620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3">
            <text:p>620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4">
            <text:p>620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5">
            <text:p>620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6">
            <text:p>620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7">
            <text:p>620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8">
            <text:p>620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09">
            <text:p>620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0">
            <text:p>621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1">
            <text:p>621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2">
            <text:p>621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3">
            <text:p>621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4">
            <text:p>621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5">
            <text:p>621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6">
            <text:p>621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7">
            <text:p>621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8">
            <text:p>621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19">
            <text:p>621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0">
            <text:p>622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1">
            <text:p>622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2">
            <text:p>622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3">
            <text:p>622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4">
            <text:p>622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5">
            <text:p>622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6">
            <text:p>622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7">
            <text:p>622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8">
            <text:p>622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29">
            <text:p>622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0">
            <text:p>623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1">
            <text:p>623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2">
            <text:p>623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3">
            <text:p>623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4">
            <text:p>623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5">
            <text:p>623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6">
            <text:p>623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7">
            <text:p>623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8">
            <text:p>623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39">
            <text:p>623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0">
            <text:p>624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1">
            <text:p>624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2">
            <text:p>624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3">
            <text:p>624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4">
            <text:p>624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5">
            <text:p>624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6">
            <text:p>624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7">
            <text:p>624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8">
            <text:p>624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49">
            <text:p>624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0">
            <text:p>625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1">
            <text:p>625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2">
            <text:p>625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3">
            <text:p>625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4">
            <text:p>625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5">
            <text:p>625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6">
            <text:p>625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7">
            <text:p>625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8">
            <text:p>625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59">
            <text:p>625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260">
            <text:p>626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1">
            <text:p>630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2">
            <text:p>630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3">
            <text:p>630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4">
            <text:p>630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5">
            <text:p>630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6">
            <text:p>630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7">
            <text:p>630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8">
            <text:p>630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09">
            <text:p>630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0">
            <text:p>631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1">
            <text:p>631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2">
            <text:p>631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3">
            <text:p>631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4">
            <text:p>631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5">
            <text:p>631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6">
            <text:p>631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7">
            <text:p>631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8">
            <text:p>631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19">
            <text:p>631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0">
            <text:p>632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1">
            <text:p>632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2">
            <text:p>632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3">
            <text:p>632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4">
            <text:p>632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5">
            <text:p>632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6">
            <text:p>632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7">
            <text:p>632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8">
            <text:p>632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29">
            <text:p>632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0">
            <text:p>633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1">
            <text:p>633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2">
            <text:p>633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3">
            <text:p>633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4">
            <text:p>633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5">
            <text:p>633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6">
            <text:p>633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7">
            <text:p>633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8">
            <text:p>633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39">
            <text:p>633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0">
            <text:p>634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1">
            <text:p>634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2">
            <text:p>634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3">
            <text:p>634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4">
            <text:p>634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5">
            <text:p>634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6">
            <text:p>634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7">
            <text:p>634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8">
            <text:p>634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49">
            <text:p>634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0">
            <text:p>635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1">
            <text:p>6351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2">
            <text:p>6352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3">
            <text:p>6353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4">
            <text:p>6354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5">
            <text:p>6355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6">
            <text:p>6356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7">
            <text:p>6357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8">
            <text:p>6358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59">
            <text:p>6359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2">
          <table:table-cell table:style-name="ce2" office:value-type="float" office:value="6360">
            <text:p>6360</text:p>
          </table:table-cell>
          <table:table-cell table:style-name="ce2" office:value-type="string">
            <text:p>Gasriese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style-name="ce8"/>
          <table:table-cell/>
          <table:table-cell table:style-name="ce12" table:number-columns-repeated="1014"/>
          <table:table-cell table:style-name="ce14" table:number-columns-repeated="6"/>
        </table:table-row>
        <table:table-row table:style-name="ro1" table:number-rows-repeated="1048241">
          <table:table-cell table:number-columns-repeated="1024"/>
        </table:table-row>
        <table:table-row table:style-name="ro3" table:number-rows-repeated="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nus" table:style-name="ta2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18"/>
        <table:table-column table:style-name="co6" table:number-columns-repeated="1013" table:default-cell-style-name="Default"/>
        <table:table-row table:style-name="ro4">
          <table:table-cell table:style-name="ce2" office:value-type="string">
            <text:p>field_id</text:p>
          </table:table-cell>
          <table:table-cell table:style-name="ce2" office:value-type="string">
            <text:p>description</text:p>
          </table:table-cell>
          <table:table-cell table:style-name="ce15" office:value-type="string">
            <text:p>basiert auf</text:p>
          </table:table-cell>
          <table:table-cell table:style-name="ce16" office:value-type="string">
            <text:p>alte TERRAFORM</text:p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0101">
            <text:p>10101</text:p>
          </table:table-cell>
          <table:table-cell table:style-name="ce2" office:value-type="string">
            <text:p>Wiese (fruchtbar)</text:p>
          </table:table-cell>
          <table:table-cell table:style-name="Excel_20_Built-in_20_Normal" office:value-type="float" office:value="101">
            <text:p>101</text:p>
          </table:table-cell>
          <table:table-cell table:style-name="ce17">
            <draw:frame table:end-cell-address="Bonus.D2" table:end-x="1.702cm" table:end-y="1.404cm" draw:z-index="0" draw:name="Grafik 95" draw:style-name="gr1" draw:text-style-name="P1" svg:width="0.876cm" svg:height="0.856cm" svg:x="0.826cm" svg:y="0.548cm">
              <draw:image xlink:href="Pictures/100000000000002800000028FF795DC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0103">
            <text:p>10103</text:p>
          </table:table-cell>
          <table:table-cell table:style-name="ce2" office:value-type="string">
            <text:p>Wiese (großflächig)</text:p>
          </table:table-cell>
          <table:table-cell table:style-name="Excel_20_Built-in_20_Normal" office:value-type="float" office:value="101">
            <text:p>101</text:p>
          </table:table-cell>
          <table:table-cell table:style-name="ce17">
            <draw:frame table:end-cell-address="Bonus.D3" table:end-x="1.658cm" table:end-y="1.383cm" draw:z-index="1" draw:name="Grafik 96" draw:style-name="gr1" draw:text-style-name="P1" svg:width="0.876cm" svg:height="0.856cm" svg:x="0.782cm" svg:y="0.527cm">
              <draw:image xlink:href="Pictures/1000000000000028000000286422CA8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101">
            <text:p>11101</text:p>
          </table:table-cell>
          <table:table-cell table:style-name="ce2" office:value-type="string">
            <text:p>Wald (fruchtbar)</text:p>
          </table:table-cell>
          <table:table-cell table:style-name="Excel_20_Built-in_20_Normal" office:value-type="float" office:value="111">
            <text:p>111</text:p>
          </table:table-cell>
          <table:table-cell table:style-name="ce17">
            <draw:frame table:end-cell-address="Bonus.D4" table:end-x="1.702cm" table:end-y="1.213cm" draw:z-index="2" draw:name="Grafik 97" draw:style-name="gr1" draw:text-style-name="P1" svg:width="0.876cm" svg:height="0.856cm" svg:x="0.826cm" svg:y="0.357cm">
              <draw:image xlink:href="Pictures/1000000000000028000000282DD635D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103">
            <text:p>11103</text:p>
          </table:table-cell>
          <table:table-cell table:style-name="ce2" office:value-type="string">
            <text:p>Wald (großflächig)</text:p>
          </table:table-cell>
          <table:table-cell table:style-name="Excel_20_Built-in_20_Normal" office:value-type="float" office:value="111">
            <text:p>111</text:p>
          </table:table-cell>
          <table:table-cell table:style-name="ce17">
            <draw:frame table:end-cell-address="Bonus.D5" table:end-x="1.681cm" table:end-y="1.318cm" draw:z-index="3" draw:name="Grafik 98" draw:style-name="gr1" draw:text-style-name="P1" svg:width="0.876cm" svg:height="0.856cm" svg:x="0.805cm" svg:y="0.462cm">
              <draw:image xlink:href="Pictures/100000000000002800000028A3870ED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201">
            <text:p>11201</text:p>
          </table:table-cell>
          <table:table-cell table:style-name="ce2" office:value-type="string">
            <text:p>Nadelwald (fruchtbar)</text:p>
          </table:table-cell>
          <table:table-cell table:style-name="Excel_20_Built-in_20_Normal" office:value-type="float" office:value="112">
            <text:p>112</text:p>
          </table:table-cell>
          <table:table-cell table:style-name="ce17">
            <draw:frame table:end-cell-address="Bonus.D6" table:end-x="1.658cm" table:end-y="1.404cm" draw:z-index="4" draw:name="Grafik 99" draw:style-name="gr1" draw:text-style-name="P1" svg:width="0.876cm" svg:height="0.856cm" svg:x="0.782cm" svg:y="0.548cm">
              <draw:image xlink:href="Pictures/100000000000002800000028AEEBA80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1203">
            <text:p>11203</text:p>
          </table:table-cell>
          <table:table-cell table:style-name="ce2" office:value-type="string">
            <text:p>Nadelwald (großflächig)</text:p>
          </table:table-cell>
          <table:table-cell table:style-name="Excel_20_Built-in_20_Normal" office:value-type="float" office:value="112">
            <text:p>112</text:p>
          </table:table-cell>
          <table:table-cell table:style-name="ce17">
            <draw:frame table:end-cell-address="Bonus.D7" table:end-x="1.634cm" table:end-y="1.297cm" draw:z-index="5" draw:name="Grafik 100" draw:style-name="gr1" draw:text-style-name="P1" svg:width="0.876cm" svg:height="0.856cm" svg:x="0.758cm" svg:y="0.441cm">
              <draw:image xlink:href="Pictures/1000000000000028000000283B1671C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2101">
            <text:p>12101</text:p>
          </table:table-cell>
          <table:table-cell table:style-name="ce2" office:value-type="string">
            <text:p>Sumpf (fruchtbar)</text:p>
          </table:table-cell>
          <table:table-cell table:style-name="Excel_20_Built-in_20_Normal" office:value-type="float" office:value="121">
            <text:p>121</text:p>
          </table:table-cell>
          <table:table-cell table:style-name="ce17">
            <draw:frame table:end-cell-address="Bonus.D8" table:end-x="1.504cm" table:end-y="1.254cm" draw:z-index="6" draw:name="Grafik 101" draw:style-name="gr1" draw:text-style-name="P1" svg:width="0.876cm" svg:height="0.856cm" svg:x="0.628cm" svg:y="0.398cm">
              <draw:image xlink:href="Pictures/1000000000000028000000288124BF3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12201">
            <text:p>12201</text:p>
          </table:table-cell>
          <table:table-cell table:style-name="ce2" office:value-type="string">
            <text:p>Trockengelegter Sumpf (fruchtbar)</text:p>
          </table:table-cell>
          <table:table-cell table:style-name="Excel_20_Built-in_20_Normal" office:value-type="float" office:value="122">
            <text:p>122</text:p>
          </table:table-cell>
          <table:table-cell table:style-name="ce17">
            <draw:frame table:end-cell-address="Bonus.D9" table:end-x="1.504cm" table:end-y="1.299cm" draw:z-index="7" draw:name="Grafik 102" draw:style-name="gr1" draw:text-style-name="P1" svg:width="0.876cm" svg:height="0.856cm" svg:x="0.628cm" svg:y="0.443cm">
              <draw:image xlink:href="Pictures/100000000000002800000028D734916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0102">
            <text:p>20102</text:p>
          </table:table-cell>
          <table:table-cell table:style-name="ce2" office:value-type="string">
            <text:p>Wasser (nährstoffreich)</text:p>
          </table:table-cell>
          <table:table-cell table:style-name="Excel_20_Built-in_20_Normal" office:value-type="float" office:value="201">
            <text:p>201</text:p>
          </table:table-cell>
          <table:table-cell table:style-name="ce17">
            <draw:frame table:end-cell-address="Bonus.D10" table:end-x="1.483cm" table:end-y="1.299cm" draw:z-index="8" draw:name="Grafik 103" draw:style-name="gr1" draw:text-style-name="P1" svg:width="0.876cm" svg:height="0.856cm" svg:x="0.607cm" svg:y="0.443cm">
              <draw:image xlink:href="Pictures/1000000000000028000000283970311E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0111">
            <text:p>20111</text:p>
          </table:table-cell>
          <table:table-cell table:style-name="ce2" office:value-type="string">
            <text:p>Wasser (hohe Deuteriumkonzentration)</text:p>
          </table:table-cell>
          <table:table-cell table:style-name="Excel_20_Built-in_20_Normal" office:value-type="float" office:value="201">
            <text:p>201</text:p>
          </table:table-cell>
          <table:table-cell table:style-name="ce17">
            <draw:frame table:end-cell-address="Bonus.D11" table:end-x="1.481cm" table:end-y="1.319cm" draw:z-index="9" draw:name="Grafik 104" draw:style-name="gr1" draw:text-style-name="P1" svg:width="0.876cm" svg:height="0.856cm" svg:x="0.605cm" svg:y="0.463cm">
              <draw:image xlink:href="Pictures/1000000000000028000000289543EFDE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0132">
            <text:p>20132</text:p>
          </table:table-cell>
          <table:table-cell table:style-name="ce2" office:value-type="string">
            <text:p>Wasser (starke Strömung)</text:p>
          </table:table-cell>
          <table:table-cell table:style-name="Excel_20_Built-in_20_Normal" office:value-type="float" office:value="201">
            <text:p>201</text:p>
          </table:table-cell>
          <table:table-cell table:style-name="ce17">
            <draw:frame table:end-cell-address="Bonus.D12" table:end-x="1.548cm" table:end-y="1.341cm" draw:z-index="10" draw:name="Grafik 105" draw:style-name="gr1" draw:text-style-name="P1" svg:width="0.876cm" svg:height="0.856cm" svg:x="0.672cm" svg:y="0.485cm">
              <draw:image xlink:href="Pictures/100000000000002800000028F3A39A7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011">
            <text:p>21011</text:p>
          </table:table-cell>
          <table:table-cell table:style-name="ce2" office:value-type="string">
            <text:p>Seichtes Wasser (hohe Deuteriumkonzentration)</text:p>
          </table:table-cell>
          <table:table-cell table:style-name="Excel_20_Built-in_20_Normal" office:value-type="float" office:value="210">
            <text:p>210</text:p>
          </table:table-cell>
          <table:table-cell table:style-name="ce17">
            <draw:frame table:end-cell-address="Bonus.D13" table:end-x="1.613cm" table:end-y="1.276cm" draw:z-index="11" draw:name="Grafik 106" draw:style-name="gr1" draw:text-style-name="P1" svg:width="0.876cm" svg:height="0.856cm" svg:x="0.737cm" svg:y="0.42cm">
              <draw:image xlink:href="Pictures/100000000000002800000028DD166E7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102">
            <text:p>21102</text:p>
          </table:table-cell>
          <table:table-cell table:style-name="ce2" office:value-type="string">
            <text:p>Korallenriff (nährstoffreich)</text:p>
          </table:table-cell>
          <table:table-cell table:style-name="Excel_20_Built-in_20_Normal" office:value-type="float" office:value="211">
            <text:p>211</text:p>
          </table:table-cell>
          <table:table-cell table:style-name="ce17">
            <draw:frame table:end-cell-address="Bonus.D14" table:end-x="1.462cm" table:end-y="1.105cm" draw:z-index="12" draw:name="Grafik 107" draw:style-name="gr1" draw:text-style-name="P1" svg:width="0.876cm" svg:height="0.856cm" svg:x="0.586cm" svg:y="0.249cm">
              <draw:image xlink:href="Pictures/100000000000002800000028371BC06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111">
            <text:p>21111</text:p>
          </table:table-cell>
          <table:table-cell table:style-name="ce2" office:value-type="string">
            <text:p>Korallenriff (hohe Deuteriumkonzentration)</text:p>
          </table:table-cell>
          <table:table-cell table:style-name="Excel_20_Built-in_20_Normal" office:value-type="float" office:value="211">
            <text:p>211</text:p>
          </table:table-cell>
          <table:table-cell table:style-name="ce17">
            <draw:frame table:end-cell-address="Bonus.D15" table:end-x="1.483cm" table:end-y="1.192cm" draw:z-index="13" draw:name="Grafik 108" draw:style-name="gr1" draw:text-style-name="P1" svg:width="0.876cm" svg:height="0.856cm" svg:x="0.607cm" svg:y="0.336cm">
              <draw:image xlink:href="Pictures/100000000000002800000028CADA20C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132">
            <text:p>21132</text:p>
          </table:table-cell>
          <table:table-cell table:style-name="ce2" office:value-type="string">
            <text:p>Korallenriff (starke Strömung)</text:p>
          </table:table-cell>
          <table:table-cell table:style-name="Excel_20_Built-in_20_Normal" office:value-type="float" office:value="211">
            <text:p>211</text:p>
          </table:table-cell>
          <table:table-cell table:style-name="ce17">
            <draw:frame table:end-cell-address="Bonus.D16" table:end-x="1.481cm" table:end-y="1.213cm" draw:z-index="14" draw:name="Grafik 109" draw:style-name="gr1" draw:text-style-name="P1" svg:width="0.876cm" svg:height="0.856cm" svg:x="0.605cm" svg:y="0.357cm">
              <draw:image xlink:href="Pictures/10000000000000280000002810DAE2B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202">
            <text:p>21202</text:p>
          </table:table-cell>
          <table:table-cell table:style-name="ce2" office:value-type="string">
            <text:p>abgetragenes Korallenriff (nährstoffreich)</text:p>
          </table:table-cell>
          <table:table-cell table:style-name="Excel_20_Built-in_20_Normal" office:value-type="float" office:value="212">
            <text:p>212</text:p>
          </table:table-cell>
          <table:table-cell table:style-name="ce17">
            <draw:frame table:end-cell-address="Bonus.D17" table:end-x="1.439cm" table:end-y="1.149cm" draw:z-index="15" draw:name="Grafik 110" draw:style-name="gr1" draw:text-style-name="P1" svg:width="0.876cm" svg:height="0.856cm" svg:x="0.563cm" svg:y="0.293cm">
              <draw:image xlink:href="Pictures/100000000000002800000028E0A79654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211">
            <text:p>21211</text:p>
          </table:table-cell>
          <table:table-cell table:style-name="ce2" office:value-type="string">
            <text:p>abgetragenes Korallenriff (hohe Deuteriumkonzentration)</text:p>
          </table:table-cell>
          <table:table-cell table:style-name="Excel_20_Built-in_20_Normal" office:value-type="float" office:value="212">
            <text:p>212</text:p>
          </table:table-cell>
          <table:table-cell table:style-name="ce17">
            <draw:frame table:end-cell-address="Bonus.D18" table:end-x="1.483cm" table:end-y="1.255cm" draw:z-index="16" draw:name="Grafik 111" draw:style-name="gr1" draw:text-style-name="P1" svg:width="0.876cm" svg:height="0.856cm" svg:x="0.607cm" svg:y="0.399cm">
              <draw:image xlink:href="Pictures/1000000000000028000000286929681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1232">
            <text:p>21232</text:p>
          </table:table-cell>
          <table:table-cell table:style-name="ce2" office:value-type="string">
            <text:p>abgetragenes Korallenriff (starke Strömung)</text:p>
          </table:table-cell>
          <table:table-cell table:style-name="Excel_20_Built-in_20_Normal" office:value-type="float" office:value="212">
            <text:p>212</text:p>
          </table:table-cell>
          <table:table-cell table:style-name="ce17">
            <draw:frame table:end-cell-address="Bonus.D19" table:end-x="1.504cm" table:end-y="1.192cm" draw:z-index="17" draw:name="Grafik 112" draw:style-name="gr1" draw:text-style-name="P1" svg:width="0.876cm" svg:height="0.856cm" svg:x="0.628cm" svg:y="0.336cm">
              <draw:image xlink:href="Pictures/1000000000000028000000281D7EFD2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102">
            <text:p>22102</text:p>
          </table:table-cell>
          <table:table-cell table:style-name="ce2" office:value-type="string">
            <text:p>Eisdecke (nährstoffreich)</text:p>
          </table:table-cell>
          <table:table-cell table:style-name="Excel_20_Built-in_20_Normal" office:value-type="float" office:value="221">
            <text:p>221</text:p>
          </table:table-cell>
          <table:table-cell table:style-name="ce17">
            <draw:frame table:end-cell-address="Bonus.D20" table:end-x="1.614cm" table:end-y="1.255cm" draw:z-index="18" draw:name="Grafik 113" draw:style-name="gr1" draw:text-style-name="P1" svg:width="0.876cm" svg:height="0.856cm" svg:x="0.738cm" svg:y="0.399cm">
              <draw:image xlink:href="Pictures/100000000000002800000028CFC4810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111">
            <text:p>22111</text:p>
          </table:table-cell>
          <table:table-cell table:style-name="ce2" office:value-type="string">
            <text:p>Eisdecke (hohe Deuteriumkonzentration)</text:p>
          </table:table-cell>
          <table:table-cell table:style-name="Excel_20_Built-in_20_Normal" office:value-type="float" office:value="221">
            <text:p>221</text:p>
          </table:table-cell>
          <table:table-cell table:style-name="ce17">
            <draw:frame table:end-cell-address="Bonus.D21" table:end-x="1.481cm" table:end-y="1.148cm" draw:z-index="19" draw:name="Grafik 114" draw:style-name="gr1" draw:text-style-name="P1" svg:width="0.876cm" svg:height="0.856cm" svg:x="0.605cm" svg:y="0.292cm">
              <draw:image xlink:href="Pictures/1000000000000028000000286083C6B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132">
            <text:p>22132</text:p>
          </table:table-cell>
          <table:table-cell table:style-name="ce2" office:value-type="string">
            <text:p>Eisdecke (starke Strömung)</text:p>
          </table:table-cell>
          <table:table-cell table:style-name="Excel_20_Built-in_20_Normal" office:value-type="float" office:value="221">
            <text:p>221</text:p>
          </table:table-cell>
          <table:table-cell table:style-name="ce17">
            <draw:frame table:end-cell-address="Bonus.D22" table:end-x="1.439cm" table:end-y="1.254cm" draw:z-index="20" draw:name="Grafik 115" draw:style-name="gr1" draw:text-style-name="P1" svg:width="0.876cm" svg:height="0.856cm" svg:x="0.563cm" svg:y="0.398cm">
              <draw:image xlink:href="Pictures/100000000000002800000028D3E1391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202">
            <text:p>22202</text:p>
          </table:table-cell>
          <table:table-cell table:style-name="ce2" office:value-type="string">
            <text:p>Eiswasser (nährstoffreich)</text:p>
          </table:table-cell>
          <table:table-cell table:style-name="Excel_20_Built-in_20_Normal" office:value-type="float" office:value="222">
            <text:p>222</text:p>
          </table:table-cell>
          <table:table-cell table:style-name="ce17">
            <draw:frame table:end-cell-address="Bonus.D23" table:end-x="1.395cm" table:end-y="1.276cm" draw:z-index="21" draw:name="Grafik 116" draw:style-name="gr1" draw:text-style-name="P1" svg:width="0.876cm" svg:height="0.856cm" svg:x="0.519cm" svg:y="0.42cm">
              <draw:image xlink:href="Pictures/100000000000002800000028265495F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211">
            <text:p>22211</text:p>
          </table:table-cell>
          <table:table-cell table:style-name="ce2" office:value-type="string">
            <text:p>Eiswasser (hohe Deuteriumkonzentration)</text:p>
          </table:table-cell>
          <table:table-cell table:style-name="Excel_20_Built-in_20_Normal" office:value-type="float" office:value="222">
            <text:p>222</text:p>
          </table:table-cell>
          <table:table-cell table:style-name="ce17">
            <draw:frame table:end-cell-address="Bonus.D24" table:end-x="1.525cm" table:end-y="1.192cm" draw:z-index="22" draw:name="Grafik 117" draw:style-name="gr1" draw:text-style-name="P1" svg:width="0.876cm" svg:height="0.856cm" svg:x="0.649cm" svg:y="0.336cm">
              <draw:image xlink:href="Pictures/100000000000002800000028DDE3573D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2232">
            <text:p>22232</text:p>
          </table:table-cell>
          <table:table-cell table:style-name="ce2" office:value-type="string">
            <text:p>Eiswasser (starke Strömung)</text:p>
          </table:table-cell>
          <table:table-cell table:style-name="Excel_20_Built-in_20_Normal" office:value-type="float" office:value="222">
            <text:p>222</text:p>
          </table:table-cell>
          <table:table-cell table:style-name="ce17">
            <draw:frame table:end-cell-address="Bonus.D25" table:end-x="1.46cm" table:end-y="1.298cm" draw:z-index="23" draw:name="Grafik 118" draw:style-name="gr1" draw:text-style-name="P1" svg:width="0.876cm" svg:height="0.856cm" svg:x="0.584cm" svg:y="0.442cm">
              <draw:image xlink:href="Pictures/10000000000000280000002843E0CE9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3111">
            <text:p>23111</text:p>
          </table:table-cell>
          <table:table-cell table:style-name="ce2" office:value-type="string">
            <text:p>Aufgeschüttete Fläche (hohe Deuteriumkonzentration)</text:p>
          </table:table-cell>
          <table:table-cell table:style-name="Excel_20_Built-in_20_Normal" office:value-type="float" office:value="231">
            <text:p>231</text:p>
          </table:table-cell>
          <table:table-cell table:style-name="ce17">
            <draw:frame table:end-cell-address="Bonus.D26" table:end-x="1.46cm" table:end-y="1.278cm" draw:z-index="24" draw:name="Grafik 119" draw:style-name="gr1" draw:text-style-name="P1" svg:width="0.876cm" svg:height="0.856cm" svg:x="0.584cm" svg:y="0.422cm">
              <draw:image xlink:href="Pictures/1000000000000028000000287BD4AB4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23211">
            <text:p>23211</text:p>
          </table:table-cell>
          <table:table-cell table:style-name="ce2" office:value-type="string">
            <text:p>Ausgehobenes Wasser (hohe Deuteriumkonzentration)</text:p>
          </table:table-cell>
          <table:table-cell table:style-name="Excel_20_Built-in_20_Normal" office:value-type="float" office:value="232">
            <text:p>232</text:p>
          </table:table-cell>
          <table:table-cell table:style-name="ce17">
            <draw:frame table:end-cell-address="Bonus.D27" table:end-x="1.571cm" table:end-y="1.234cm" draw:z-index="25" draw:name="Grafik 120" draw:style-name="gr1" draw:text-style-name="P1" svg:width="0.876cm" svg:height="0.856cm" svg:x="0.695cm" svg:y="0.378cm">
              <draw:image xlink:href="Pictures/1000000000000028000000283095DD1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131">
            <text:p>40131</text:p>
          </table:table-cell>
          <table:table-cell table:style-name="ce2" office:value-type="string">
            <text:p>Wüste (starke Sonneneinstrahlung)</text:p>
          </table:table-cell>
          <table:table-cell table:style-name="Excel_20_Built-in_20_Normal" office:value-type="float" office:value="401">
            <text:p>401</text:p>
          </table:table-cell>
          <table:table-cell table:style-name="ce17">
            <draw:frame table:end-cell-address="Bonus.D28" table:end-x="1.618cm" table:end-y="1.255cm" draw:z-index="26" draw:name="Grafik 121" draw:style-name="gr1" draw:text-style-name="P1" svg:width="0.876cm" svg:height="0.856cm" svg:x="0.742cm" svg:y="0.399cm">
              <draw:image xlink:href="Pictures/100000000000002800000028EE412E3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231">
            <text:p>40231</text:p>
          </table:table-cell>
          <table:table-cell table:style-name="ce2" office:value-type="string">
            <text:p>Wüste (starke Sonneneinstrahlung)</text:p>
          </table:table-cell>
          <table:table-cell table:style-name="Excel_20_Built-in_20_Normal" office:value-type="float" office:value="402">
            <text:p>402</text:p>
          </table:table-cell>
          <table:table-cell table:style-name="ce17">
            <draw:frame table:end-cell-address="Bonus.D29" table:end-x="1.662cm" table:end-y="1.32cm" draw:z-index="27" draw:name="Grafik 122" draw:style-name="gr1" draw:text-style-name="P1" svg:width="0.876cm" svg:height="0.856cm" svg:x="0.786cm" svg:y="0.464cm">
              <draw:image xlink:href="Pictures/10000000000000280000002865997D4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331">
            <text:p>40331</text:p>
          </table:table-cell>
          <table:table-cell table:style-name="ce2" office:value-type="string">
            <text:p>Sanddüne (starke Sonneneinstrahlung)</text:p>
          </table:table-cell>
          <table:table-cell table:style-name="Excel_20_Built-in_20_Normal" office:value-type="float" office:value="403">
            <text:p>403</text:p>
          </table:table-cell>
          <table:table-cell table:style-name="ce17">
            <draw:frame table:end-cell-address="Bonus.D30" table:end-x="1.641cm" table:end-y="1.213cm" draw:z-index="28" draw:name="Grafik 123" draw:style-name="gr1" draw:text-style-name="P1" svg:width="0.876cm" svg:height="0.856cm" svg:x="0.765cm" svg:y="0.357cm">
              <draw:image xlink:href="Pictures/1000000000000028000000281E125B8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40431">
            <text:p>40431</text:p>
          </table:table-cell>
          <table:table-cell table:style-name="ce2" office:value-type="string">
            <text:p>Sanddüne (starke Sonneneinstrahlung)</text:p>
          </table:table-cell>
          <table:table-cell table:style-name="Excel_20_Built-in_20_Normal" office:value-type="float" office:value="404">
            <text:p>404</text:p>
          </table:table-cell>
          <table:table-cell table:style-name="ce17">
            <draw:frame table:end-cell-address="Bonus.D31" table:end-x="1.662cm" table:end-y="1.299cm" draw:z-index="29" draw:name="Grafik 124" draw:style-name="gr1" draw:text-style-name="P1" svg:width="0.876cm" svg:height="0.856cm" svg:x="0.786cm" svg:y="0.443cm">
              <draw:image xlink:href="Pictures/1000000000000028000000281E125B8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50111">
            <text:p>50111</text:p>
          </table:table-cell>
          <table:table-cell table:style-name="ce2" office:value-type="string">
            <text:p>Eis (hohe Deuteriumkonzentration)</text:p>
          </table:table-cell>
          <table:table-cell table:style-name="Excel_20_Built-in_20_Normal" office:value-type="float" office:value="501">
            <text:p>501</text:p>
          </table:table-cell>
          <table:table-cell table:style-name="ce17">
            <draw:frame table:end-cell-address="Bonus.D32" table:end-x="1.553cm" table:end-y="1.32cm" draw:z-index="30" draw:name="Grafik 125" draw:style-name="gr1" draw:text-style-name="P1" svg:width="0.876cm" svg:height="0.856cm" svg:x="0.677cm" svg:y="0.464cm">
              <draw:image xlink:href="Pictures/100000000000002800000028889FFF86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51111">
            <text:p>51111</text:p>
          </table:table-cell>
          <table:table-cell table:style-name="ce2" office:value-type="string">
            <text:p>Eisformation (hohe Deuteriumkonzentration)</text:p>
          </table:table-cell>
          <table:table-cell table:style-name="Excel_20_Built-in_20_Normal" office:value-type="float" office:value="511">
            <text:p>511</text:p>
          </table:table-cell>
          <table:table-cell table:style-name="ce17">
            <draw:frame table:end-cell-address="Bonus.D33" table:end-x="1.597cm" table:end-y="1.383cm" draw:z-index="31" draw:name="Grafik 126" draw:style-name="gr1" draw:text-style-name="P1" svg:width="0.876cm" svg:height="0.856cm" svg:x="0.721cm" svg:y="0.527cm">
              <draw:image xlink:href="Pictures/1000000000000028000000289D1601C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101">
            <text:p>60101</text:p>
          </table:table-cell>
          <table:table-cell table:style-name="ce2" office:value-type="string">
            <text:p>Ödland (fruchtbar)</text:p>
          </table:table-cell>
          <table:table-cell table:style-name="Excel_20_Built-in_20_Normal" office:value-type="float" office:value="601">
            <text:p>601</text:p>
          </table:table-cell>
          <table:table-cell table:style-name="ce17">
            <draw:frame table:end-cell-address="Bonus.D34" table:end-x="1.532cm" table:end-y="1.169cm" draw:z-index="32" draw:name="Grafik 127" draw:style-name="gr1" draw:text-style-name="P1" svg:width="0.876cm" svg:height="0.856cm" svg:x="0.656cm" svg:y="0.313cm">
              <draw:image xlink:href="Pictures/100000000000002800000028947A4F4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103">
            <text:p>60103</text:p>
          </table:table-cell>
          <table:table-cell table:style-name="ce2" office:value-type="string">
            <text:p>Ödland (großflächig)</text:p>
          </table:table-cell>
          <table:table-cell table:style-name="Excel_20_Built-in_20_Normal" office:value-type="float" office:value="601">
            <text:p>601</text:p>
          </table:table-cell>
          <table:table-cell table:style-name="ce17">
            <draw:frame table:end-cell-address="Bonus.D35" table:end-x="1.465cm" table:end-y="1.255cm" draw:z-index="33" draw:name="Grafik 128" draw:style-name="gr1" draw:text-style-name="P1" svg:width="0.876cm" svg:height="0.856cm" svg:x="0.589cm" svg:y="0.399cm">
              <draw:image xlink:href="Pictures/100000000000002800000028456E728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104">
            <text:p>60104</text:p>
          </table:table-cell>
          <table:table-cell table:style-name="ce2" office:value-type="string">
            <text:p>Ödland (unterirdische Höhlen)</text:p>
          </table:table-cell>
          <table:table-cell table:style-name="Excel_20_Built-in_20_Normal" office:value-type="float" office:value="601">
            <text:p>601</text:p>
          </table:table-cell>
          <table:table-cell table:style-name="ce17">
            <draw:frame table:end-cell-address="Bonus.D36" table:end-x="1.553cm" table:end-y="1.191cm" draw:z-index="34" draw:name="Grafik 129" draw:style-name="gr1" draw:text-style-name="P1" svg:width="0.876cm" svg:height="0.856cm" svg:x="0.677cm" svg:y="0.335cm">
              <draw:image xlink:href="Pictures/100000000000002800000028456E728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201">
            <text:p>60201</text:p>
          </table:table-cell>
          <table:table-cell table:style-name="ce2" office:value-type="string">
            <text:p>Ödlandwald (fruchtbar)</text:p>
          </table:table-cell>
          <table:table-cell table:style-name="Excel_20_Built-in_20_Normal" office:value-type="float" office:value="602">
            <text:p>602</text:p>
          </table:table-cell>
          <table:table-cell table:style-name="ce17">
            <draw:frame table:end-cell-address="Bonus.D37" table:end-x="1.53cm" table:end-y="1.32cm" draw:z-index="35" draw:name="Grafik 130" draw:style-name="gr1" draw:text-style-name="P1" svg:width="0.876cm" svg:height="0.856cm" svg:x="0.654cm" svg:y="0.464cm">
              <draw:image xlink:href="Pictures/100000000000002800000028E76D1BE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0203">
            <text:p>60203</text:p>
          </table:table-cell>
          <table:table-cell table:style-name="ce2" office:value-type="string">
            <text:p>Ödlandwald (großflächig)</text:p>
          </table:table-cell>
          <table:table-cell table:style-name="Excel_20_Built-in_20_Normal" office:value-type="float" office:value="602">
            <text:p>602</text:p>
          </table:table-cell>
          <table:table-cell table:style-name="ce17">
            <draw:frame table:end-cell-address="Bonus.D38" table:end-x="1.553cm" table:end-y="1.257cm" draw:z-index="36" draw:name="Grafik 131" draw:style-name="gr1" draw:text-style-name="P1" svg:width="0.876cm" svg:height="0.856cm" svg:x="0.677cm" svg:y="0.401cm">
              <draw:image xlink:href="Pictures/100000000000002800000028396140B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1101">
            <text:p>61101</text:p>
          </table:table-cell>
          <table:table-cell table:style-name="ce2" office:value-type="string">
            <text:p>Felsformation (fruchtbar)</text:p>
          </table:table-cell>
          <table:table-cell table:style-name="Excel_20_Built-in_20_Normal" office:value-type="float" office:value="611">
            <text:p>611</text:p>
          </table:table-cell>
          <table:table-cell table:style-name="ce17">
            <draw:frame table:end-cell-address="Bonus.D39" table:end-x="1.53cm" table:end-y="1.255cm" draw:z-index="37" draw:name="Grafik 132" draw:style-name="gr1" draw:text-style-name="P1" svg:width="0.876cm" svg:height="0.856cm" svg:x="0.654cm" svg:y="0.399cm">
              <draw:image xlink:href="Pictures/10000000000000280000002805B622A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1103">
            <text:p>61103</text:p>
          </table:table-cell>
          <table:table-cell table:style-name="ce2" office:value-type="string">
            <text:p>Felsformation (großflächig)</text:p>
          </table:table-cell>
          <table:table-cell table:style-name="Excel_20_Built-in_20_Normal" office:value-type="float" office:value="611">
            <text:p>611</text:p>
          </table:table-cell>
          <table:table-cell table:style-name="ce17">
            <draw:frame table:end-cell-address="Bonus.D40" table:end-x="1.574cm" table:end-y="1.255cm" draw:z-index="38" draw:name="Grafik 133" draw:style-name="gr1" draw:text-style-name="P1" svg:width="0.876cm" svg:height="0.856cm" svg:x="0.698cm" svg:y="0.399cm">
              <draw:image xlink:href="Pictures/100000000000002800000028B2D757B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61104">
            <text:p>61104</text:p>
          </table:table-cell>
          <table:table-cell table:style-name="ce2" office:value-type="string">
            <text:p>Felsformation (unterirdische Höhlen)</text:p>
          </table:table-cell>
          <table:table-cell table:style-name="Excel_20_Built-in_20_Normal" office:value-type="float" office:value="611">
            <text:p>611</text:p>
          </table:table-cell>
          <table:table-cell table:style-name="ce17">
            <draw:frame table:end-cell-address="Bonus.D41" table:end-x="1.551cm" table:end-y="1.323cm" draw:z-index="39" draw:name="Grafik 134" draw:style-name="gr1" draw:text-style-name="P1" svg:width="0.876cm" svg:height="0.856cm" svg:x="0.675cm" svg:y="0.467cm">
              <draw:image xlink:href="Pictures/100000000000002800000028B2D757B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112">
            <text:p>701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1">
            <text:p>701</text:p>
          </table:table-cell>
          <table:table-cell table:style-name="ce17">
            <draw:frame table:end-cell-address="Bonus.D42" table:end-x="1.574cm" table:end-y="1.387cm" draw:z-index="40" draw:name="Grafik 135" draw:style-name="gr1" draw:text-style-name="P1" svg:width="0.876cm" svg:height="0.856cm" svg:x="0.698cm" svg:y="0.531cm">
              <draw:image xlink:href="Pictures/1000000000000028000000283CD05577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121">
            <text:p>701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1">
            <text:p>701</text:p>
          </table:table-cell>
          <table:table-cell table:style-name="ce17">
            <draw:frame table:end-cell-address="Bonus.D43" table:end-x="1.595cm" table:end-y="1.431cm" draw:z-index="41" draw:name="Grafik 136" draw:style-name="gr1" draw:text-style-name="P1" svg:width="0.876cm" svg:height="0.856cm" svg:x="0.719cm" svg:y="0.575cm">
              <draw:image xlink:href="Pictures/100000000000002800000028B24AD66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122">
            <text:p>701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1">
            <text:p>701</text:p>
          </table:table-cell>
          <table:table-cell table:style-name="ce17">
            <draw:frame table:end-cell-address="Bonus.D44" table:end-x="1.572cm" table:end-y="1.388cm" draw:z-index="42" draw:name="Grafik 137" draw:style-name="gr1" draw:text-style-name="P1" svg:width="0.876cm" svg:height="0.856cm" svg:x="0.696cm" svg:y="0.532cm">
              <draw:image xlink:href="Pictures/1000000000000028000000285590124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212">
            <text:p>702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2">
            <text:p>702</text:p>
          </table:table-cell>
          <table:table-cell table:style-name="ce17">
            <draw:frame table:end-cell-address="Bonus.D45" table:end-x="1.551cm" table:end-y="1.304cm" draw:z-index="43" draw:name="Grafik 138" draw:style-name="gr1" draw:text-style-name="P1" svg:width="0.876cm" svg:height="0.856cm" svg:x="0.675cm" svg:y="0.448cm">
              <draw:image xlink:href="Pictures/1000000000000028000000285F51075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221">
            <text:p>702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2">
            <text:p>702</text:p>
          </table:table-cell>
          <table:table-cell table:style-name="ce17">
            <draw:frame table:end-cell-address="Bonus.D46" table:end-x="1.595cm" table:end-y="1.196cm" draw:z-index="44" draw:name="Grafik 139" draw:style-name="gr1" draw:text-style-name="P1" svg:width="0.876cm" svg:height="0.856cm" svg:x="0.719cm" svg:y="0.34cm">
              <draw:image xlink:href="Pictures/1000000000000028000000286BE64A3E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222">
            <text:p>702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2">
            <text:p>702</text:p>
          </table:table-cell>
          <table:table-cell table:style-name="ce17">
            <draw:frame table:end-cell-address="Bonus.D47" table:end-x="1.528cm" table:end-y="1.111cm" draw:z-index="45" draw:name="Grafik 140" draw:style-name="gr1" draw:text-style-name="P1" svg:width="0.876cm" svg:height="0.856cm" svg:x="0.652cm" svg:y="0.255cm">
              <draw:image xlink:href="Pictures/1000000000000028000000280696054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312">
            <text:p>703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3">
            <text:p>703</text:p>
          </table:table-cell>
          <table:table-cell table:style-name="ce17">
            <draw:frame table:end-cell-address="Bonus.D48" table:end-x="1.595cm" table:end-y="1.197cm" draw:z-index="46" draw:name="Grafik 141" draw:style-name="gr1" draw:text-style-name="P1" svg:width="0.876cm" svg:height="0.856cm" svg:x="0.719cm" svg:y="0.341cm">
              <draw:image xlink:href="Pictures/1000000000000028000000286AE4E02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321">
            <text:p>703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3">
            <text:p>703</text:p>
          </table:table-cell>
          <table:table-cell table:style-name="ce17">
            <draw:frame table:end-cell-address="Bonus.D49" table:end-x="1.595cm" table:end-y="1.347cm" draw:z-index="47" draw:name="Grafik 142" draw:style-name="gr1" draw:text-style-name="P1" svg:width="0.876cm" svg:height="0.856cm" svg:x="0.719cm" svg:y="0.491cm">
              <draw:image xlink:href="Pictures/1000000000000028000000289D28E23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322">
            <text:p>703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3">
            <text:p>703</text:p>
          </table:table-cell>
          <table:table-cell table:style-name="ce17">
            <draw:frame table:end-cell-address="Bonus.D50" table:end-x="1.551cm" table:end-y="1.283cm" draw:z-index="48" draw:name="Grafik 143" draw:style-name="gr1" draw:text-style-name="P1" svg:width="0.876cm" svg:height="0.856cm" svg:x="0.675cm" svg:y="0.427cm">
              <draw:image xlink:href="Pictures/100000000000002800000028FF304464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412">
            <text:p>704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4">
            <text:p>704</text:p>
          </table:table-cell>
          <table:table-cell table:style-name="ce17">
            <draw:frame table:end-cell-address="Bonus.D51" table:end-x="1.507cm" table:end-y="1.241cm" draw:z-index="49" draw:name="Grafik 144" draw:style-name="gr1" draw:text-style-name="P1" svg:width="0.876cm" svg:height="0.856cm" svg:x="0.631cm" svg:y="0.385cm">
              <draw:image xlink:href="Pictures/1000000000000028000000289E1AC4D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421">
            <text:p>704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4">
            <text:p>704</text:p>
          </table:table-cell>
          <table:table-cell table:style-name="ce17">
            <draw:frame table:end-cell-address="Bonus.D52" table:end-x="1.551cm" table:end-y="1.239cm" draw:z-index="50" draw:name="Grafik 145" draw:style-name="gr1" draw:text-style-name="P1" svg:width="0.876cm" svg:height="0.856cm" svg:x="0.675cm" svg:y="0.383cm">
              <draw:image xlink:href="Pictures/100000000000002800000028B348FDD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422">
            <text:p>704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4">
            <text:p>704</text:p>
          </table:table-cell>
          <table:table-cell table:style-name="ce17">
            <draw:frame table:end-cell-address="Bonus.D53" table:end-x="1.639cm" table:end-y="1.218cm" draw:z-index="51" draw:name="Grafik 146" draw:style-name="gr1" draw:text-style-name="P1" svg:width="0.876cm" svg:height="0.856cm" svg:x="0.763cm" svg:y="0.362cm">
              <draw:image xlink:href="Pictures/100000000000002800000028C9ECFEF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512">
            <text:p>70512</text:p>
          </table:table-cell>
          <table:table-cell table:style-name="ce2" office:value-type="string">
            <text:p>Berge (reiche Erzvorkommen)</text:p>
          </table:table-cell>
          <table:table-cell table:style-name="Excel_20_Built-in_20_Normal" office:value-type="float" office:value="705">
            <text:p>705</text:p>
          </table:table-cell>
          <table:table-cell table:style-name="ce17">
            <draw:frame table:end-cell-address="Bonus.D54" table:end-x="1.66cm" table:end-y="1.218cm" draw:z-index="52" draw:name="Grafik 147" draw:style-name="gr1" draw:text-style-name="P1" svg:width="0.876cm" svg:height="0.856cm" svg:x="0.784cm" svg:y="0.362cm">
              <draw:image xlink:href="Pictures/1000000000000028000000288D7C084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521">
            <text:p>70521</text:p>
          </table:table-cell>
          <table:table-cell table:style-name="ce2" office:value-type="string">
            <text:p>Berge (zusätzliche Dilithiumvorkommen)</text:p>
          </table:table-cell>
          <table:table-cell table:style-name="Excel_20_Built-in_20_Normal" office:value-type="float" office:value="705">
            <text:p>705</text:p>
          </table:table-cell>
          <table:table-cell table:style-name="ce17">
            <draw:frame table:end-cell-address="Bonus.D55" table:end-x="1.572cm" table:end-y="1.218cm" draw:z-index="53" draw:name="Grafik 148" draw:style-name="gr1" draw:text-style-name="P1" svg:width="0.876cm" svg:height="0.856cm" svg:x="0.696cm" svg:y="0.362cm">
              <draw:image xlink:href="Pictures/100000000000002800000028672FF885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0522">
            <text:p>70522</text:p>
          </table:table-cell>
          <table:table-cell table:style-name="ce2" office:value-type="string">
            <text:p>Berge (zusätzliche Tritaniumvorkommen)</text:p>
          </table:table-cell>
          <table:table-cell table:style-name="Excel_20_Built-in_20_Normal" office:value-type="float" office:value="705">
            <text:p>705</text:p>
          </table:table-cell>
          <table:table-cell table:style-name="ce17">
            <draw:frame table:end-cell-address="Bonus.D56" table:end-x="1.572cm" table:end-y="1.176cm" draw:z-index="54" draw:name="Grafik 149" draw:style-name="gr1" draw:text-style-name="P1" svg:width="0.876cm" svg:height="0.856cm" svg:x="0.696cm" svg:y="0.32cm">
              <draw:image xlink:href="Pictures/1000000000000028000000282C83D2C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1304">
            <text:p>71304</text:p>
          </table:table-cell>
          <table:table-cell table:style-name="ce2" office:value-type="string">
            <text:p>Fels (unterirdische Höhlen)</text:p>
          </table:table-cell>
          <table:table-cell table:style-name="Excel_20_Built-in_20_Normal" office:value-type="float" office:value="713">
            <text:p>713</text:p>
          </table:table-cell>
          <table:table-cell table:style-name="ce17">
            <draw:frame table:end-cell-address="Bonus.D57" table:end-x="1.572cm" table:end-y="1.241cm" draw:z-index="55" draw:name="Grafik 150" draw:style-name="gr1" draw:text-style-name="P1" svg:width="0.876cm" svg:height="0.856cm" svg:x="0.696cm" svg:y="0.385cm">
              <draw:image xlink:href="Pictures/1000000000000028000000282E641C7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1331">
            <text:p>71331</text:p>
          </table:table-cell>
          <table:table-cell table:style-name="ce2" office:value-type="string">
            <text:p>Fels (starke Sonneneinstrahlung)</text:p>
          </table:table-cell>
          <table:table-cell table:style-name="Excel_20_Built-in_20_Normal" office:value-type="float" office:value="713">
            <text:p>713</text:p>
          </table:table-cell>
          <table:table-cell table:style-name="ce17">
            <draw:frame table:end-cell-address="Bonus.D58" table:end-x="1.572cm" table:end-y="1.262cm" draw:z-index="56" draw:name="Grafik 151" draw:style-name="gr1" draw:text-style-name="P1" svg:width="0.876cm" svg:height="0.856cm" svg:x="0.696cm" svg:y="0.406cm">
              <draw:image xlink:href="Pictures/1000000000000028000000286E1E6AB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1504">
            <text:p>71504</text:p>
          </table:table-cell>
          <table:table-cell table:style-name="ce2" office:value-type="string">
            <text:p>Fels (unterirdische Höhlen)</text:p>
          </table:table-cell>
          <table:table-cell table:style-name="Excel_20_Built-in_20_Normal" office:value-type="float" office:value="715">
            <text:p>715</text:p>
          </table:table-cell>
          <table:table-cell table:style-name="ce17">
            <draw:frame table:end-cell-address="Bonus.D59" table:end-x="1.419cm" table:end-y="1.155cm" draw:z-index="57" draw:name="Grafik 152" draw:style-name="gr1" draw:text-style-name="P1" svg:width="0.876cm" svg:height="0.856cm" svg:x="0.543cm" svg:y="0.299cm">
              <draw:image xlink:href="Pictures/10000000000000280000002804F944D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2504">
            <text:p>72504</text:p>
          </table:table-cell>
          <table:table-cell table:style-name="ce2" office:value-type="string">
            <text:p>Krater (unterirdische Höhlen)</text:p>
          </table:table-cell>
          <table:table-cell table:style-name="Excel_20_Built-in_20_Normal" office:value-type="float" office:value="725">
            <text:p>725</text:p>
          </table:table-cell>
          <table:table-cell table:style-name="ce17">
            <draw:frame table:end-cell-address="Bonus.D60" table:end-x="1.595cm" table:end-y="1.284cm" draw:z-index="58" draw:name="Grafik 153" draw:style-name="gr1" draw:text-style-name="P1" svg:width="0.876cm" svg:height="0.856cm" svg:x="0.719cm" svg:y="0.428cm">
              <draw:image xlink:href="Pictures/1000000000000028000000282E15145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112">
            <text:p>751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1">
            <text:p>751</text:p>
          </table:table-cell>
          <table:table-cell table:style-name="ce17">
            <draw:frame table:end-cell-address="Bonus.D61" table:end-x="1.463cm" table:end-y="1.348cm" draw:z-index="59" draw:name="Grafik 154" draw:style-name="gr1" draw:text-style-name="P1" svg:width="0.876cm" svg:height="0.856cm" svg:x="0.587cm" svg:y="0.492cm">
              <draw:image xlink:href="Pictures/1000000000000028000000284720766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121">
            <text:p>751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1">
            <text:p>751</text:p>
          </table:table-cell>
          <table:table-cell table:style-name="ce17">
            <draw:frame table:end-cell-address="Bonus.D62" table:end-x="1.419cm" table:end-y="1.304cm" draw:z-index="60" draw:name="Grafik 155" draw:style-name="gr1" draw:text-style-name="P1" svg:width="0.876cm" svg:height="0.856cm" svg:x="0.543cm" svg:y="0.448cm">
              <draw:image xlink:href="Pictures/1000000000000028000000280EA2158F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122">
            <text:p>751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1">
            <text:p>751</text:p>
          </table:table-cell>
          <table:table-cell table:style-name="ce17">
            <draw:frame table:end-cell-address="Bonus.D63" table:end-x="1.551cm" table:end-y="1.648cm" draw:z-index="61" draw:name="Grafik 156" draw:style-name="gr1" draw:text-style-name="P1" svg:width="0.876cm" svg:height="0.856cm" svg:x="0.675cm" svg:y="0.792cm">
              <draw:image xlink:href="Pictures/100000000000002800000028CFE493F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212">
            <text:p>752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2">
            <text:p>752</text:p>
          </table:table-cell>
          <table:table-cell table:style-name="ce17">
            <draw:frame table:end-cell-address="Bonus.D64" table:end-x="1.484cm" table:end-y="1.371cm" draw:z-index="62" draw:name="Grafik 157" draw:style-name="gr1" draw:text-style-name="P1" svg:width="0.876cm" svg:height="0.856cm" svg:x="0.608cm" svg:y="0.515cm">
              <draw:image xlink:href="Pictures/1000000000000028000000288588E17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221">
            <text:p>752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2">
            <text:p>752</text:p>
          </table:table-cell>
          <table:table-cell table:style-name="ce17">
            <draw:frame table:end-cell-address="Bonus.D65" table:end-x="1.507cm" table:end-y="1.285cm" draw:z-index="63" draw:name="Grafik 158" draw:style-name="gr1" draw:text-style-name="P1" svg:width="0.876cm" svg:height="0.856cm" svg:x="0.631cm" svg:y="0.429cm">
              <draw:image xlink:href="Pictures/100000000000002800000028520E182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222">
            <text:p>752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2">
            <text:p>752</text:p>
          </table:table-cell>
          <table:table-cell table:style-name="ce17">
            <draw:frame table:end-cell-address="Bonus.D66" table:end-x="1.463cm" table:end-y="1.306cm" draw:z-index="64" draw:name="Grafik 159" draw:style-name="gr1" draw:text-style-name="P1" svg:width="0.876cm" svg:height="0.856cm" svg:x="0.587cm" svg:y="0.45cm">
              <draw:image xlink:href="Pictures/100000000000002800000028217D5D51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312">
            <text:p>753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3">
            <text:p>753</text:p>
          </table:table-cell>
          <table:table-cell table:style-name="ce17">
            <draw:frame table:end-cell-address="Bonus.D67" table:end-x="1.463cm" table:end-y="1.285cm" draw:z-index="65" draw:name="Grafik 160" draw:style-name="gr1" draw:text-style-name="P1" svg:width="0.876cm" svg:height="0.856cm" svg:x="0.587cm" svg:y="0.429cm">
              <draw:image xlink:href="Pictures/10000000000000280000002831C0892C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321">
            <text:p>753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3">
            <text:p>753</text:p>
          </table:table-cell>
          <table:table-cell table:style-name="ce17">
            <draw:frame table:end-cell-address="Bonus.D68" table:end-x="1.66cm" table:end-y="1.329cm" draw:z-index="66" draw:name="Grafik 161" draw:style-name="gr1" draw:text-style-name="P1" svg:width="0.876cm" svg:height="0.856cm" svg:x="0.784cm" svg:y="0.473cm">
              <draw:image xlink:href="Pictures/100000000000002800000028D12AEF1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322">
            <text:p>753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3">
            <text:p>753</text:p>
          </table:table-cell>
          <table:table-cell table:style-name="ce17">
            <draw:frame table:end-cell-address="Bonus.D69" table:end-x="1.528cm" table:end-y="1.22cm" draw:z-index="67" draw:name="Grafik 162" draw:style-name="gr1" draw:text-style-name="P1" svg:width="0.876cm" svg:height="0.856cm" svg:x="0.652cm" svg:y="0.364cm">
              <draw:image xlink:href="Pictures/100000000000002800000028D0652570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412">
            <text:p>754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4">
            <text:p>754</text:p>
          </table:table-cell>
          <table:table-cell table:style-name="ce17">
            <draw:frame table:end-cell-address="Bonus.D70" table:end-x="1.507cm" table:end-y="1.201cm" draw:z-index="68" draw:name="Grafik 163" draw:style-name="gr1" draw:text-style-name="P1" svg:width="0.876cm" svg:height="0.856cm" svg:x="0.631cm" svg:y="0.345cm">
              <draw:image xlink:href="Pictures/1000000000000028000000287DB3524A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421">
            <text:p>754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4">
            <text:p>754</text:p>
          </table:table-cell>
          <table:table-cell table:style-name="ce17">
            <draw:frame table:end-cell-address="Bonus.D71" table:end-x="1.528cm" table:end-y="1.2cm" draw:z-index="69" draw:name="Grafik 164" draw:style-name="gr1" draw:text-style-name="P1" svg:width="0.876cm" svg:height="0.856cm" svg:x="0.652cm" svg:y="0.344cm">
              <draw:image xlink:href="Pictures/100000000000002800000028981C3B0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422">
            <text:p>754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4">
            <text:p>754</text:p>
          </table:table-cell>
          <table:table-cell table:style-name="ce17">
            <draw:frame table:end-cell-address="Bonus.D72" table:end-x="1.551cm" table:end-y="1.135cm" draw:z-index="70" draw:name="Grafik 165" draw:style-name="gr1" draw:text-style-name="P1" svg:width="0.876cm" svg:height="0.856cm" svg:x="0.675cm" svg:y="0.279cm">
              <draw:image xlink:href="Pictures/1000000000000028000000287B662839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512">
            <text:p>75512</text:p>
          </table:table-cell>
          <table:table-cell table:style-name="ce2" office:value-type="string">
            <text:p>abgetragene Berge (reiche Erzvorkommen)</text:p>
          </table:table-cell>
          <table:table-cell table:style-name="Excel_20_Built-in_20_Normal" office:value-type="float" office:value="755">
            <text:p>755</text:p>
          </table:table-cell>
          <table:table-cell table:style-name="ce17">
            <draw:frame table:end-cell-address="Bonus.D73" table:end-x="1.618cm" table:end-y="1.22cm" draw:z-index="71" draw:name="Grafik 166" draw:style-name="gr1" draw:text-style-name="P1" svg:width="0.876cm" svg:height="0.856cm" svg:x="0.742cm" svg:y="0.364cm">
              <draw:image xlink:href="Pictures/100000000000002800000028322D32B8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521">
            <text:p>75521</text:p>
          </table:table-cell>
          <table:table-cell table:style-name="ce2" office:value-type="string">
            <text:p>abgetragene Berge (zusätzliche Dilithiumvorkommen)</text:p>
          </table:table-cell>
          <table:table-cell table:style-name="Excel_20_Built-in_20_Normal" office:value-type="float" office:value="755">
            <text:p>755</text:p>
          </table:table-cell>
          <table:table-cell table:style-name="ce17">
            <draw:frame table:end-cell-address="Bonus.D74" table:end-x="1.528cm" table:end-y="1.263cm" draw:z-index="72" draw:name="Grafik 167" draw:style-name="gr1" draw:text-style-name="P1" svg:width="0.876cm" svg:height="0.856cm" svg:x="0.652cm" svg:y="0.407cm">
              <draw:image xlink:href="Pictures/1000000000000028000000284B8F81AB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>
          <table:table-cell table:style-name="ce2" office:value-type="float" office:value="75522">
            <text:p>75522</text:p>
          </table:table-cell>
          <table:table-cell table:style-name="ce2" office:value-type="string">
            <text:p>abgetragene Berge (zusätzliche Tritaniumvorkommen)</text:p>
          </table:table-cell>
          <table:table-cell table:style-name="Excel_20_Built-in_20_Normal" office:value-type="float" office:value="755">
            <text:p>755</text:p>
          </table:table-cell>
          <table:table-cell table:style-name="ce17">
            <draw:frame table:end-cell-address="Bonus.D75" table:end-x="1.484cm" table:end-y="1.156cm" draw:z-index="73" draw:name="Grafik 168" draw:style-name="gr1" draw:text-style-name="P1" svg:width="0.876cm" svg:height="0.856cm" svg:x="0.608cm" svg:y="0.3cm">
              <draw:image xlink:href="Pictures/100000000000002800000028496BF0A2.gif" xlink:type="simple" xlink:show="embed" xlink:actuate="onLoad">
                <text:p/>
              </draw:image>
            </draw:frame>
          </table:table-cell>
          <table:table-cell table:style-name="Excel_20_Built-in_20_Normal" table:number-columns-repeated="1013"/>
        </table:table-row>
        <table:table-row table:style-name="ro1" table:number-rows-repeated="104850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Terraform" table:style-name="ta2" table:print="false">
        <office:forms form:automatic-focus="false" form:apply-design-mode="false"/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6">16.09.2019</text:date>, <text:time>09:56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tu_5f_colonies_5f_fieldtypes_28_4_29_" style:display-name="PageStyle_stu_colonies_fieldtypes(4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6T09:56:47.20</dc:date>
    <meta:generator>OpenOffice/4.1.2$Win32 OpenOffice.org_project/412m3$Build-9782</meta:generator>
    <meta:editing-duration>PT2H32M47S</meta:editing-duration>
    <meta:editing-cycles>3</meta:editing-cycles>
    <meta:document-statistic meta:table-count="3" meta:cell-count="714" meta:object-count="168"/>
  </office:meta>
</office:document-meta>
</file>